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84mm"/>
    </style:style>
    <style:style style:name="co2" style:family="table-column">
      <style:table-column-properties fo:break-before="auto" style:column-width="30.23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37.24mm"/>
    </style:style>
    <style:style style:name="co5" style:family="table-column">
      <style:table-column-properties fo:break-before="auto" style:column-width="34.71mm"/>
    </style:style>
    <style:style style:name="co6" style:family="table-column">
      <style:table-column-properties fo:break-before="auto" style:column-width="20.73mm"/>
    </style:style>
    <style:style style:name="co7" style:family="table-column">
      <style:table-column-properties fo:break-before="auto" style:column-width="31.08mm"/>
    </style:style>
    <style:style style:name="co8" style:family="table-column">
      <style:table-column-properties fo:break-before="auto" style:column-width="26.86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4.91mm"/>
    </style:style>
    <style:style style:name="co11" style:family="table-column">
      <style:table-column-properties fo:break-before="auto" style:column-width="29.97mm"/>
    </style:style>
    <style:style style:name="co12" style:family="table-column">
      <style:table-column-properties fo:break-before="auto" style:column-width="27.99mm"/>
    </style:style>
    <style:style style:name="co13" style:family="table-column">
      <style:table-column-properties fo:break-before="auto" style:column-width="39.19mm"/>
    </style:style>
    <style:style style:name="co14" style:family="table-column">
      <style:table-column-properties fo:break-before="auto" style:column-width="36.67mm"/>
    </style:style>
    <style:style style:name="co15" style:family="table-column">
      <style:table-column-properties fo:break-before="auto" style:column-width="35.28mm"/>
    </style:style>
    <style:style style:name="co16" style:family="table-column">
      <style:table-column-properties fo:break-before="auto" style:column-width="30.52mm"/>
    </style:style>
    <style:style style:name="co17" style:family="table-column">
      <style:table-column-properties fo:break-before="auto" style:column-width="54.31mm"/>
    </style:style>
    <style:style style:name="co18" style:family="table-column">
      <style:table-column-properties fo:break-before="auto" style:column-width="29.12mm"/>
    </style:style>
    <style:style style:name="co19" style:family="table-column">
      <style:table-column-properties fo:break-before="auto" style:column-width="17.92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6.61mm" fo:break-before="auto" style:use-optimal-row-height="fals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27.52mm" fo:break-before="auto" style:use-optimal-row-height="false"/>
    </style:style>
    <style:style style:name="ro5" style:family="table-row">
      <style:table-row-properties style:row-height="9.53mm" fo:break-before="auto" style:use-optimal-row-height="true"/>
    </style:style>
    <style:style style:name="ro6" style:family="table-row">
      <style:table-row-properties style:row-height="9mm" fo:break-before="auto" style:use-optimal-row-height="true"/>
    </style:style>
    <style:style style:name="ro7" style:family="table-row">
      <style:table-row-properties style:row-height="13.49mm" fo:break-before="auto" style:use-optimal-row-height="true"/>
    </style:style>
    <style:style style:name="ro8" style:family="table-row">
      <style:table-row-properties style:row-height="5.03mm" fo:break-before="auto" style:use-optimal-row-height="true"/>
    </style:style>
    <style:style style:name="ro9" style:family="table-row">
      <style:table-row-properties style:row-height="7.94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PageStyle_5f_Liczba_20_mieszkańców">
      <style:table-properties table:display="true" style:writing-mode="lr-tb"/>
    </style:style>
    <style:style style:name="ta2" style:family="table" style:master-page-name="PageStyle_5f_powierzchnia">
      <style:table-properties table:display="true" style:writing-mode="lr-tb"/>
    </style:style>
    <style:style style:name="ta3" style:family="table" style:master-page-name="PageStyle_5f_ludność_20_podział_20_na_20_wiek">
      <style:table-properties table:display="true" style:writing-mode="lr-tb"/>
    </style:style>
    <style:style style:name="ta4" style:family="table" style:master-page-name="PageStyle_5f_dane_5f_statystyczne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ffcc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16" style:family="table-cell" style:parent-style-name="Default" style:data-style-name="N10115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011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none" style:rotation-align="none"/>
    </style:style>
    <style:style style:name="ce38" style:family="table-cell" style:parent-style-name="Default" style:data-style-name="N84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10084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czba mieszkańcó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tan na 31.12.2013</text:p>
          </table:table-cell>
          <table:covered-table-cell table:number-columns-repeated="6" table:style-name="ce1"/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M.st. Warszawa</text:p>
          </table:table-cell>
          <table:table-cell table:style-name="ce2" office:value-type="string" calcext:value-type="string">
            <text:p><text:s/>Łódź</text:p>
          </table:table-cell>
          <table:table-cell table:style-name="ce2" office:value-type="string" calcext:value-type="string">
            <text:p>Kraków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Poznań</text:p>
          </table:table-cell>
          <table:table-cell table:style-name="ce2" office:value-type="string" calcext:value-type="string">
            <text:p>Gdańsk</text:p>
          </table:table-cell>
          <table:table-cell table:style-name="ce7" table:number-columns-repeated="1017"/>
        </table:table-row>
        <table:table-row table:style-name="ro2">
          <table:table-cell table:style-name="ce3" office:value-type="string" calcext:value-type="string">
            <text:p>Liczba mieszkańców (w tys.)</text:p>
          </table:table-cell>
          <table:table-cell table:style-name="ce3" office:value-type="float" office:value="1724.4" calcext:value-type="float">
            <text:p>1724,4</text:p>
          </table:table-cell>
          <table:table-cell table:style-name="ce3" office:value-type="float" office:value="293.3" calcext:value-type="float">
            <text:p>293,3</text:p>
          </table:table-cell>
          <table:table-cell table:style-name="ce3" office:value-type="float" office:value="326.8" calcext:value-type="float">
            <text:p>326,8</text:p>
          </table:table-cell>
          <table:table-cell table:style-name="ce3" office:value-type="float" office:value="632.1" calcext:value-type="float">
            <text:p>632,1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461.5" calcext:value-type="float">
            <text:p>461,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w tym kobiety</text:p>
          </table:table-cell>
          <table:table-cell table:style-name="ce3" office:value-type="float" office:value="933.2" calcext:value-type="float">
            <text:p>933,2</text:p>
          </table:table-cell>
          <table:table-cell table:style-name="ce3" office:value-type="float" office:value="387.6" calcext:value-type="float">
            <text:p>387,6</text:p>
          </table:table-cell>
          <table:table-cell table:style-name="ce3" office:value-type="float" office:value="405.4" calcext:value-type="float">
            <text:p>405,4</text:p>
          </table:table-cell>
          <table:table-cell table:style-name="ce3" office:value-type="float" office:value="337.4" calcext:value-type="float">
            <text:p>337,4</text:p>
          </table:table-cell>
          <table:table-cell table:style-name="ce3" office:value-type="float" office:value="292.8" calcext:value-type="float">
            <text:p>292,8</text:p>
          </table:table-cell>
          <table:table-cell table:style-name="ce3" office:value-type="float" office:value="242.7" calcext:value-type="float">
            <text:p>242,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ludność w wieku:</text:p>
          </table:table-cell>
          <table:table-cell table:style-name="ce41" table:number-columns-spanned="6" table:number-rows-spanned="1"/>
          <table:covered-table-cell table:number-columns-repeated="5"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przedprodukcjynym</text:p>
          </table:table-cell>
          <table:table-cell table:style-name="ce3" office:value-type="float" office:value="276" calcext:value-type="float">
            <text:p>276</text:p>
          </table:table-cell>
          <table:table-cell office:value-type="float" office:value="100.6" calcext:value-type="float">
            <text:p>100,6</text:p>
          </table:table-cell>
          <table:table-cell table:style-name="ce3" office:value-type="float" office:value="118.2" calcext:value-type="float">
            <text:p>118,2</text:p>
          </table:table-cell>
          <table:table-cell table:style-name="ce3" office:value-type="float" office:value="94.2" calcext:value-type="float">
            <text:p>94,2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73.9" calcext:value-type="float">
            <text:p>73,9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rodukcyjnym</text:p>
          </table:table-cell>
          <table:table-cell table:style-name="ce3" office:value-type="float" office:value="1061.8" calcext:value-type="float">
            <text:p>1061,8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401.8" calcext:value-type="float">
            <text:p>401,8</text:p>
          </table:table-cell>
          <table:table-cell table:style-name="ce3" office:value-type="float" office:value="346.1" calcext:value-type="float">
            <text:p>346,1</text:p>
          </table:table-cell>
          <table:table-cell table:style-name="ce3" office:value-type="float" office:value="289.4" calcext:value-type="float">
            <text:p>289,4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oprodukcyjnym</text:p>
          </table:table-cell>
          <table:table-cell table:style-name="ce3" office:value-type="float" office:value="386.6" calcext:value-type="float">
            <text:p>386,6</text:p>
          </table:table-cell>
          <table:table-cell table:style-name="ce3" office:value-type="float" office:value="172.8" calcext:value-type="float">
            <text:p>172,8</text:p>
          </table:table-cell>
          <table:table-cell table:style-name="ce3" office:value-type="float" office:value="159.2" calcext:value-type="float">
            <text:p>159,2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16.9" calcext:value-type="float">
            <text:p>116,9</text:p>
          </table:table-cell>
          <table:table-cell table:style-name="ce3" office:value-type="float" office:value="98.2" calcext:value-type="float">
            <text:p>98,2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nieprodukcyjnym na 100 osób</text:p>
          </table:table-cell>
          <table:table-cell table:number-columns-repeated="2" table:style-name="ce4" office:value-type="float" office:value="62" calcext:value-type="float">
            <text:p>62</text:p>
          </table:table-cell>
          <table:table-cell table:style-name="ce3" office:value-type="float" office:value="58" calcext:value-type="float">
            <text:p>58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1017"/>
        </table:table-row>
        <table:table-row table:style-name="ro2">
          <table:table-cell table:style-name="ce5" table:number-columns-repeated="7"/>
          <table:table-cell table:number-columns-repeated="1017"/>
        </table:table-row>
        <table:table-row table:style-name="ro2">
          <table:table-cell table:style-name="ce3" office:value-type="string" calcext:value-type="string">
            <text:p>pracujący (w tys)</text:p>
          </table:table-cell>
          <table:table-cell table:style-name="ce3" office:value-type="float" office:value="808.5" calcext:value-type="float">
            <text:p>808,5</text:p>
          </table:table-cell>
          <table:table-cell table:style-name="ce3" office:value-type="float" office:value="226.8" calcext:value-type="float">
            <text:p>226,8</text:p>
          </table:table-cell>
          <table:table-cell table:style-name="ce3" office:value-type="float" office:value="298.2" calcext:value-type="float">
            <text:p>298,2</text:p>
          </table:table-cell>
          <table:table-cell table:style-name="ce3" office:value-type="float" office:value="240.6" calcext:value-type="float">
            <text:p>240,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50.3" calcext:value-type="float">
            <text:p>150,3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w tym kobiety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318.8" calcext:value-type="float">
            <text:p>318,8</text:p>
          </table:table-cell>
          <table:table-cell table:style-name="ce3" office:value-type="float" office:value="392.9" calcext:value-type="float">
            <text:p>392,9</text:p>
          </table:table-cell>
          <table:table-cell table:style-name="ce3" office:value-type="float" office:value="380.7" calcext:value-type="float">
            <text:p>380,7</text:p>
          </table:table-cell>
          <table:table-cell table:style-name="ce3" office:value-type="float" office:value="414.1" calcext:value-type="float">
            <text:p>414,1</text:p>
          </table:table-cell>
          <table:table-cell table:style-name="ce3" office:value-type="float" office:value="75.8" calcext:value-type="float">
            <text:p>75,8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rzeciętne zatrudnienie w sektorze przedsiębiorstw (w tys.)</text:p>
          </table:table-cell>
          <table:table-cell table:style-name="ce3" office:value-type="float" office:value="954.8" calcext:value-type="float">
            <text:p>954,8</text:p>
          </table:table-cell>
          <table:table-cell table:style-name="ce3" office:value-type="float" office:value="113.9" calcext:value-type="float">
            <text:p>113,9</text:p>
          </table:table-cell>
          <table:table-cell table:style-name="ce3" office:value-type="float" office:value="200.6" calcext:value-type="float">
            <text:p>200,6</text:p>
          </table:table-cell>
          <table:table-cell table:style-name="ce3" office:value-type="float" office:value="166.9" calcext:value-type="float">
            <text:p>166,9</text:p>
          </table:table-cell>
          <table:table-cell table:style-name="ce3" office:value-type="float" office:value="138.6" calcext:value-type="float">
            <text:p>138,6</text:p>
          </table:table-cell>
          <table:table-cell table:style-name="ce3" office:value-type="float" office:value="80.03" calcext:value-type="float">
            <text:p>80,03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ktor publiczny</text:p>
          </table:table-cell>
          <table:table-cell table:style-name="ce3" office:value-type="float" office:value="245.9" calcext:value-type="float">
            <text:p>245,9</text:p>
          </table:table-cell>
          <table:table-cell table:style-name="ce3" office:value-type="float" office:value="9.4" calcext:value-type="float">
            <text:p>9,4</text:p>
          </table:table-cell>
          <table:table-cell table:style-name="ce3" office:value-type="float" office:value="11.8" calcext:value-type="float">
            <text:p>11,8</text:p>
          </table:table-cell>
          <table:table-cell table:style-name="ce3" office:value-type="float" office:value="8.4" calcext:value-type="float">
            <text:p>8,4</text:p>
          </table:table-cell>
          <table:table-cell table:style-name="ce3" office:value-type="float" office:value="16.9" calcext:value-type="float">
            <text:p>16,9</text:p>
          </table:table-cell>
          <table:table-cell table:style-name="ce3" office:value-type="float" office:value="12.5" calcext:value-type="float">
            <text:p>12,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ktor prywatny</text:p>
          </table:table-cell>
          <table:table-cell table:style-name="ce3" office:value-type="float" office:value="708.9" calcext:value-type="float">
            <text:p>708,9</text:p>
          </table:table-cell>
          <table:table-cell table:style-name="ce3" office:value-type="float" office:value="104.6" calcext:value-type="float">
            <text:p>104,6</text:p>
          </table:table-cell>
          <table:table-cell table:style-name="ce3" office:value-type="float" office:value="188.8" calcext:value-type="float">
            <text:p>188,8</text:p>
          </table:table-cell>
          <table:table-cell table:style-name="ce3" office:value-type="float" office:value="158.6" calcext:value-type="float">
            <text:p>158,6</text:p>
          </table:table-cell>
          <table:table-cell table:style-name="ce3" office:value-type="float" office:value="121.7" calcext:value-type="float">
            <text:p>121,7</text:p>
          </table:table-cell>
          <table:table-cell table:style-name="ce3" office:value-type="float" office:value="67.8" calcext:value-type="float">
            <text:p>67,8</text:p>
          </table:table-cell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wierzchnia" table:style-name="ta2">
        <table:table-column table:style-name="co4" table:default-cell-style-name="ce14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number-columns-repeated="1017" table:default-cell-style-name="Default"/>
        <table:table-row table:style-name="ro3">
          <table:table-cell table:style-name="ce43" office:value-type="string" calcext:value-type="string" table:number-columns-spanned="7" table:number-rows-spanned="1">
            <text:p>Stan na 31.12.2013</text:p>
          </table:table-cell>
          <table:covered-table-cell table:number-columns-repeated="6" table:style-name="ce43"/>
          <table:table-cell table:number-columns-repeated="1017"/>
        </table:table-row>
        <table:table-row table:style-name="ro4">
          <table:table-cell table:style-name="ce9"/>
          <table:table-cell table:style-name="ce9" office:value-type="string" calcext:value-type="string">
            <text:p>M.st. Warszawa</text:p>
          </table:table-cell>
          <table:table-cell table:style-name="ce9" office:value-type="string" calcext:value-type="string">
            <text:p><text:s/>Łódź</text:p>
          </table:table-cell>
          <table:table-cell table:style-name="ce9" office:value-type="string" calcext:value-type="string">
            <text:p>Kraków</text:p>
          </table:table-cell>
          <table:table-cell table:style-name="ce9" office:value-type="string" calcext:value-type="string">
            <text:p>Wrocław (stan na 2012)</text:p>
          </table:table-cell>
          <table:table-cell table:style-name="ce9" office:value-type="string" calcext:value-type="string">
            <text:p>Poznań</text:p>
          </table:table-cell>
          <table:table-cell table:style-name="ce9" office:value-type="string" calcext:value-type="string">
            <text:p>Gdańsk (stan na 2007)</text:p>
          </table:table-cell>
          <table:table-cell table:number-columns-repeated="1017"/>
        </table:table-row>
        <table:table-row table:style-name="ro5">
          <table:table-cell table:style-name="ce10" office:value-type="string" calcext:value-type="string">
            <text:p>Powierzchnia miasta w km<text:span text:style-name="T1">2</text:span></text:p>
          </table:table-cell>
          <table:table-cell table:style-name="ce3" office:value-type="float" office:value="517.2" calcext:value-type="float">
            <text:p>517,2</text:p>
          </table:table-cell>
          <table:table-cell table:style-name="ce3" office:value-type="float" office:value="293.3" calcext:value-type="float">
            <text:p>293,3</text:p>
          </table:table-cell>
          <table:table-cell table:style-name="ce3" office:value-type="float" office:value="326.8" calcext:value-type="float">
            <text:p>326,8</text:p>
          </table:table-cell>
          <table:table-cell table:style-name="ce3" office:value-type="float" office:value="292.8" calcext:value-type="float">
            <text:p>292,8</text:p>
          </table:table-cell>
          <table:table-cell table:style-name="ce3" office:value-type="float" office:value="261.9" calcext:value-type="float">
            <text:p>261,9</text:p>
          </table:table-cell>
          <table:table-cell table:style-name="ce3" office:value-type="float" office:value="261.62" calcext:value-type="float">
            <text:p>261,62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użytki rolne</text:p>
          </table:table-cell>
          <table:table-cell table:style-name="ce3" office:value-type="float" office:value="12076" calcext:value-type="float">
            <text:p>12076</text:p>
          </table:table-cell>
          <table:table-cell table:style-name="ce3" office:value-type="float" office:value="12234" calcext:value-type="float">
            <text:p>12234</text:p>
          </table:table-cell>
          <table:table-cell table:style-name="ce3" office:value-type="float" office:value="15369" calcext:value-type="float">
            <text:p>15369</text:p>
          </table:table-cell>
          <table:table-cell table:style-name="ce3" office:value-type="float" office:value="12380" calcext:value-type="float">
            <text:p>12380</text:p>
          </table:table-cell>
          <table:table-cell table:style-name="ce3" office:value-type="float" office:value="8383" calcext:value-type="float">
            <text:p>8383</text:p>
          </table:table-cell>
          <table:table-cell table:style-name="ce3" office:value-type="float" office:value="9788" calcext:value-type="float">
            <text:p>9788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grunty orne, sady, łąki i pastwiska</text:p>
          </table:table-cell>
          <table:table-cell table:style-name="ce15" office:value-type="float" office:value="11447" calcext:value-type="float">
            <text:p>11447</text:p>
          </table:table-cell>
          <table:table-cell table:style-name="ce3" office:value-type="float" office:value="11245" calcext:value-type="float">
            <text:p>11245</text:p>
          </table:table-cell>
          <table:table-cell table:style-name="ce3" office:value-type="float" office:value="14608" calcext:value-type="float">
            <text:p>14608</text:p>
          </table:table-cell>
          <table:table-cell table:style-name="ce3" office:value-type="float" office:value="11903" calcext:value-type="float">
            <text:p>11903</text:p>
          </table:table-cell>
          <table:table-cell table:style-name="ce3" office:value-type="float" office:value="8272" calcext:value-type="float">
            <text:p>8272</text:p>
          </table:table-cell>
          <table:table-cell table:style-name="ce3" office:value-type="float" office:value="8840" calcext:value-type="float">
            <text:p>8840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grunty rolne zabudowane</text:p>
          </table:table-cell>
          <table:table-cell table:style-name="ce3" office:value-type="float" office:value="475" calcext:value-type="float">
            <text:p>475</text:p>
          </table:table-cell>
          <table:table-cell table:style-name="ce11" office:value-type="string" calcext:value-type="string">
            <text:p>brak danych</text:p>
          </table:table-cell>
          <table:table-cell table:style-name="ce11" office:value-type="float" office:value="584" calcext:value-type="float">
            <text:p>584</text:p>
          </table:table-cell>
          <table:table-cell table:style-name="ce11" office:value-type="float" office:value="215" calcext:value-type="float">
            <text:p>21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33" calcext:value-type="float">
            <text:p>733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grunty pod stawami i rowami</text:p>
          </table:table-cell>
          <table:table-cell table:style-name="ce3" office:value-type="float" office:value="154" calcext:value-type="float">
            <text:p>154</text:p>
          </table:table-cell>
          <table:table-cell table:number-columns-repeated="3" table:style-name="ce11" office:value-type="string" calcext:value-type="string">
            <text:p>brak danych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string" calcext:value-type="string">
            <text:p>brak danych</text:p>
          </table:table-cell>
          <table:table-cell table:number-columns-repeated="1017"/>
        </table:table-row>
        <table:table-row table:style-name="ro7">
          <table:table-cell table:style-name="ce12" office:value-type="string" calcext:value-type="string">
            <text:p>grunty leśne oraz zadrzewiona i zakrzewione</text:p>
          </table:table-cell>
          <table:table-cell table:style-name="ce3" office:value-type="float" office:value="8798" calcext:value-type="float">
            <text:p>8798</text:p>
          </table:table-cell>
          <table:table-cell table:style-name="ce11" office:value-type="float" office:value="2947" calcext:value-type="float">
            <text:p>2947</text:p>
          </table:table-cell>
          <table:table-cell table:style-name="ce11" office:value-type="float" office:value="1731" calcext:value-type="float">
            <text:p>1731</text:p>
          </table:table-cell>
          <table:table-cell table:style-name="ce11" office:value-type="float" office:value="1703" calcext:value-type="float">
            <text:p>1703</text:p>
          </table:table-cell>
          <table:table-cell table:style-name="ce11" office:value-type="float" office:value="4039" calcext:value-type="float">
            <text:p>4039</text:p>
          </table:table-cell>
          <table:table-cell table:style-name="ce11" office:value-type="float" office:value="4854" calcext:value-type="float">
            <text:p>4854</text:p>
          </table:table-cell>
          <table:table-cell table:number-columns-repeated="1017"/>
        </table:table-row>
        <table:table-row table:style-name="ro8">
          <table:table-cell table:style-name="ce13" office:value-type="string" calcext:value-type="string">
            <text:p>Tereny zielone w km<text:span text:style-name="T1">2</text:span></text:p>
          </table:table-cell>
          <table:table-cell table:style-name="ce3" table:formula="of:=[.B8]/100" office:value-type="float" office:value="87.98" calcext:value-type="float">
            <text:p>87,98</text:p>
          </table:table-cell>
          <table:table-cell table:style-name="ce3" table:formula="of:=[.C8]/100" office:value-type="float" office:value="29.47" calcext:value-type="float">
            <text:p>29,47</text:p>
          </table:table-cell>
          <table:table-cell table:style-name="ce3" table:formula="of:=[.D8]/100" office:value-type="float" office:value="17.31" calcext:value-type="float">
            <text:p>17,31</text:p>
          </table:table-cell>
          <table:table-cell table:style-name="ce3" table:formula="of:=[.E8]/100" office:value-type="float" office:value="17.03" calcext:value-type="float">
            <text:p>17,03</text:p>
          </table:table-cell>
          <table:table-cell table:style-name="ce3" table:formula="of:=[.F8]/100" office:value-type="float" office:value="40.39" calcext:value-type="float">
            <text:p>40,39</text:p>
          </table:table-cell>
          <table:table-cell table:style-name="ce3" table:formula="of:=[.G8]/100" office:value-type="float" office:value="48.54" calcext:value-type="float">
            <text:p>48,54</text:p>
          </table:table-cell>
          <table:table-cell table:number-columns-repeated="1017"/>
        </table:table-row>
        <table:table-row table:style-name="ro6">
          <table:table-cell table:style-name="ce12" office:value-type="string" calcext:value-type="string">
            <text:p>lasy</text:p>
          </table:table-cell>
          <table:table-cell table:style-name="ce3" office:value-type="float" office:value="8031" calcext:value-type="float">
            <text:p>8031</text:p>
          </table:table-cell>
          <table:table-cell table:number-columns-repeated="3" table:style-name="ce11" office:value-type="string" calcext:value-type="string">
            <text:p>brak danych</text:p>
          </table:table-cell>
          <table:table-cell table:style-name="ce11" office:value-type="float" office:value="3857" calcext:value-type="float">
            <text:p>3857</text:p>
          </table:table-cell>
          <table:table-cell table:style-name="ce11" office:value-type="string" calcext:value-type="string">
            <text:p>brak danych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grunty pod wodami</text:p>
          </table:table-cell>
          <table:table-cell table:style-name="ce3" office:value-type="float" office:value="1715" calcext:value-type="float">
            <text:p>1715</text:p>
          </table:table-cell>
          <table:table-cell table:style-name="ce11" office:value-type="float" office:value="136" calcext:value-type="float">
            <text:p>136</text:p>
          </table:table-cell>
          <table:table-cell table:style-name="ce11" office:value-type="float" office:value="544" calcext:value-type="float">
            <text:p>544</text:p>
          </table:table-cell>
          <table:table-cell table:style-name="ce11" office:value-type="float" office:value="955" calcext:value-type="float">
            <text:p>955</text:p>
          </table:table-cell>
          <table:table-cell table:style-name="ce11" office:value-type="float" office:value="739" calcext:value-type="float">
            <text:p>739</text:p>
          </table:table-cell>
          <table:table-cell table:style-name="ce11" office:value-type="float" office:value="1252" calcext:value-type="float">
            <text:p>1252</text:p>
          </table:table-cell>
          <table:table-cell table:number-columns-repeated="1017"/>
        </table:table-row>
        <table:table-row table:style-name="ro6">
          <table:table-cell table:style-name="ce12" office:value-type="string" calcext:value-type="string">
            <text:p>grunty zabudowane i zurbaniowane</text:p>
          </table:table-cell>
          <table:table-cell table:style-name="ce3" office:value-type="float" office:value="28368" calcext:value-type="float">
            <text:p>28368</text:p>
          </table:table-cell>
          <table:table-cell table:style-name="ce11" office:value-type="float" office:value="13719" calcext:value-type="float">
            <text:p>13719</text:p>
          </table:table-cell>
          <table:table-cell table:style-name="ce11" office:value-type="float" office:value="14040" calcext:value-type="float">
            <text:p>14040</text:p>
          </table:table-cell>
          <table:table-cell table:style-name="ce11" office:value-type="float" office:value="12162" calcext:value-type="float">
            <text:p>12162</text:p>
          </table:table-cell>
          <table:table-cell table:style-name="ce11" office:value-type="float" office:value="11518" calcext:value-type="float">
            <text:p>11518</text:p>
          </table:table-cell>
          <table:table-cell table:style-name="ce11" office:value-type="float" office:value="8804" calcext:value-type="float">
            <text:p>8804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tereny mieszkaniowe </text:p>
          </table:table-cell>
          <table:table-cell table:style-name="ce3" office:value-type="float" office:value="9424" calcext:value-type="float">
            <text:p>9424</text:p>
          </table:table-cell>
          <table:table-cell table:style-name="ce11" office:value-type="float" office:value="4192" calcext:value-type="float">
            <text:p>4192</text:p>
          </table:table-cell>
          <table:table-cell table:style-name="ce11" office:value-type="float" office:value="4164" calcext:value-type="float">
            <text:p>4164</text:p>
          </table:table-cell>
          <table:table-cell table:style-name="ce11" office:value-type="float" office:value="3255" calcext:value-type="float">
            <text:p>3255</text:p>
          </table:table-cell>
          <table:table-cell table:style-name="ce11" office:value-type="float" office:value="3290" calcext:value-type="float">
            <text:p>3290</text:p>
          </table:table-cell>
          <table:table-cell table:style-name="ce11" office:value-type="float" office:value="2125" calcext:value-type="float">
            <text:p>2125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tereny przemysłowe</text:p>
          </table:table-cell>
          <table:table-cell table:style-name="ce3" office:value-type="float" office:value="2600" calcext:value-type="float">
            <text:p>2600</text:p>
          </table:table-cell>
          <table:table-cell table:style-name="ce11" office:value-type="float" office:value="1215" calcext:value-type="float">
            <text:p>1215</text:p>
          </table:table-cell>
          <table:table-cell table:style-name="ce11" office:value-type="float" office:value="2554" calcext:value-type="float">
            <text:p>2554</text:p>
          </table:table-cell>
          <table:table-cell table:style-name="ce11" office:value-type="float" office:value="1332" calcext:value-type="float">
            <text:p>1332</text:p>
          </table:table-cell>
          <table:table-cell table:style-name="ce11" office:value-type="float" office:value="1097" calcext:value-type="float">
            <text:p>1097</text:p>
          </table:table-cell>
          <table:table-cell table:style-name="ce11" office:value-type="float" office:value="1266" calcext:value-type="float">
            <text:p>1266</text:p>
          </table:table-cell>
          <table:table-cell table:number-columns-repeated="1017"/>
        </table:table-row>
        <table:table-row table:style-name="ro6">
          <table:table-cell table:style-name="ce12" office:value-type="string" calcext:value-type="string">
            <text:p>i inne tereny zabudowane</text:p>
          </table:table-cell>
          <table:table-cell table:style-name="ce3" office:value-type="float" office:value="5808" calcext:value-type="float">
            <text:p>5808</text:p>
          </table:table-cell>
          <table:table-cell table:style-name="ce11" office:value-type="string" calcext:value-type="string">
            <text:p>brak danych</text:p>
          </table:table-cell>
          <table:table-cell table:style-name="ce11" office:value-type="float" office:value="3636" calcext:value-type="float">
            <text:p>3636</text:p>
          </table:table-cell>
          <table:table-cell table:style-name="ce11" office:value-type="float" office:value="4820" calcext:value-type="float">
            <text:p>4820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2920" calcext:value-type="float">
            <text:p>2920</text:p>
          </table:table-cell>
          <table:table-cell table:number-columns-repeated="1017"/>
        </table:table-row>
        <table:table-row table:style-name="ro2">
          <table:table-cell/>
          <table:table-cell table:formula="of:=SUM([.B3:.B15])" office:value-type="float" office:value="89501.18" calcext:value-type="float">
            <text:p>89501,18</text:p>
          </table:table-cell>
          <table:table-cell table:number-columns-repeated="102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udność podział na wiek" table:style-name="ta3">
        <office:forms form:automatic-focus="false" form:apply-design-mode="false"/>
        <table:table-column table:style-name="co7" table:default-cell-style-name="ce7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3" table:number-columns-repeated="1018" table:default-cell-style-name="Default"/>
        <table:table-row table:style-name="ro3">
          <table:table-cell table:style-name="ce43" office:value-type="string" calcext:value-type="string" table:number-columns-spanned="8" table:number-rows-spanned="1">
            <text:p>Stan na 31.12.2013</text:p>
          </table:table-cell>
          <table:covered-table-cell table:number-columns-repeated="6" table:style-name="ce43"/>
          <table:covered-table-cell table:style-name="ce31"/>
          <table:table-cell table:number-columns-repeated="1016"/>
        </table:table-row>
        <table:table-row table:style-name="ro2">
          <table:table-cell table:style-name="ce9"/>
          <table:table-cell table:style-name="ce53" office:value-type="string" calcext:value-type="string" table:number-columns-spanned="3" table:number-rows-spanned="1">
            <text:p><text:s/>Łódź</text:p>
          </table:table-cell>
          <table:covered-table-cell table:style-name="ce20"/>
          <table:covered-table-cell table:style-name="ce23"/>
          <table:table-cell table:style-name="ce9" office:value-type="string" calcext:value-type="string" table:number-columns-spanned="3" table:number-rows-spanned="1">
            <text:p>Poznań (stan 2012)</text:p>
          </table:table-cell>
          <table:covered-table-cell table:style-name="ce28"/>
          <table:covered-table-cell table:style-name="ce30"/>
          <table:table-cell table:number-columns-repeated="1017"/>
        </table:table-row>
        <table:table-row table:style-name="ro2">
          <table:table-cell table:style-name="ce2" office:value-type="string" calcext:value-type="string">
            <text:p>w tys:</text:p>
          </table:table-cell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3" office:value-type="float" office:value="711.3" calcext:value-type="float">
            <text:p>711,3</text:p>
          </table:table-cell>
          <table:table-cell table:style-name="ce3" office:value-type="float" office:value="323.7" calcext:value-type="float">
            <text:p>323,7</text:p>
          </table:table-cell>
          <table:table-cell table:style-name="ce3" office:value-type="float" office:value="387.6" calcext:value-type="float">
            <text:p>387,6</text:p>
          </table:table-cell>
          <table:table-cell table:style-name="ce3" office:value-type="float" office:value="550742" calcext:value-type="float">
            <text:p>550742</text:p>
          </table:table-cell>
          <table:table-cell table:style-name="ce3" table:formula="of:=[.E4]-[.G4]" office:value-type="float" office:value="256499" calcext:value-type="float">
            <text:p>256499</text:p>
          </table:table-cell>
          <table:table-cell table:style-name="ce3" office:value-type="float" office:value="294243" calcext:value-type="float">
            <text:p>29424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-2 lata</text:p>
          </table:table-cell>
          <table:table-cell table:style-name="ce3" office:value-type="float" office:value="17.8" calcext:value-type="float">
            <text:p>17,8</text:p>
          </table:table-cell>
          <table:table-cell table:style-name="ce3" office:value-type="float" office:value="9.1" calcext:value-type="float">
            <text:p>9,1</text:p>
          </table:table-cell>
          <table:table-cell table:style-name="ce3" office:value-type="float" office:value="8.7" calcext:value-type="float">
            <text:p>8,7</text:p>
          </table:table-cell>
          <table:table-cell table:style-name="ce3" office:value-type="float" office:value="17451" calcext:value-type="float">
            <text:p>17451</text:p>
          </table:table-cell>
          <table:table-cell table:style-name="ce3" table:formula="of:=[.E5]-[.G5]" office:value-type="float" office:value="8977" calcext:value-type="float">
            <text:p>8977</text:p>
          </table:table-cell>
          <table:table-cell table:style-name="ce3" office:value-type="float" office:value="8474" calcext:value-type="float">
            <text:p>847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-6 lat</text:p>
          </table:table-cell>
          <table:table-cell table:style-name="ce3" office:value-type="float" office:value="25.2" calcext:value-type="float">
            <text:p>25,2</text:p>
          </table:table-cell>
          <table:table-cell table:style-name="ce3" office:value-type="float" office:value="12.9" calcext:value-type="float">
            <text:p>12,9</text:p>
          </table:table-cell>
          <table:table-cell office:value-type="float" office:value="12.3" calcext:value-type="float">
            <text:p>12,3</text:p>
          </table:table-cell>
          <table:table-cell table:style-name="ce3" office:value-type="float" office:value="21530" calcext:value-type="float">
            <text:p>21530</text:p>
          </table:table-cell>
          <table:table-cell table:style-name="ce3" table:formula="of:=[.E6]-[.G6]" office:value-type="float" office:value="11088" calcext:value-type="float">
            <text:p>11088</text:p>
          </table:table-cell>
          <table:table-cell table:style-name="ce3" office:value-type="float" office:value="10442" calcext:value-type="float">
            <text:p>1044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-12 lat</text:p>
          </table:table-cell>
          <table:table-cell table:style-name="ce3" office:value-type="float" office:value="31.3" calcext:value-type="float">
            <text:p>31,3</text:p>
          </table:table-cell>
          <table:table-cell table:style-name="ce3" office:value-type="float" office:value="16.1" calcext:value-type="float">
            <text:p>16,1</text:p>
          </table:table-cell>
          <table:table-cell table:style-name="ce3" office:value-type="float" office:value="15.1" calcext:value-type="float">
            <text:p>15,1</text:p>
          </table:table-cell>
          <table:table-cell table:style-name="ce3" office:value-type="float" office:value="24743" calcext:value-type="float">
            <text:p>24743</text:p>
          </table:table-cell>
          <table:table-cell table:style-name="ce3" table:formula="of:=[.E7]-[.G7]" office:value-type="float" office:value="12727" calcext:value-type="float">
            <text:p>12727</text:p>
          </table:table-cell>
          <table:table-cell table:style-name="ce3" office:value-type="float" office:value="12016" calcext:value-type="float">
            <text:p>1201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-15 lat</text:p>
          </table:table-cell>
          <table:table-cell table:style-name="ce3" office:value-type="float" office:value="15.1" calcext:value-type="float">
            <text:p>15,1</text:p>
          </table:table-cell>
          <table:table-cell table:style-name="ce3" office:value-type="float" office:value="7.7" calcext:value-type="float">
            <text:p>7,7</text:p>
          </table:table-cell>
          <table:table-cell table:style-name="ce3" office:value-type="float" office:value="7.4" calcext:value-type="float">
            <text:p>7,4</text:p>
          </table:table-cell>
          <table:table-cell table:style-name="ce3" office:value-type="float" office:value="12119" calcext:value-type="float">
            <text:p>12119</text:p>
          </table:table-cell>
          <table:table-cell table:style-name="ce3" table:formula="of:=[.E8]-[.G8]" office:value-type="float" office:value="6155" calcext:value-type="float">
            <text:p>6155</text:p>
          </table:table-cell>
          <table:table-cell table:style-name="ce3" office:value-type="float" office:value="5964" calcext:value-type="float">
            <text:p>596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-18 lat</text:p>
          </table:table-cell>
          <table:table-cell table:style-name="ce3" office:value-type="float" office:value="17.3" calcext:value-type="float">
            <text:p>17,3</text:p>
          </table:table-cell>
          <table:table-cell table:style-name="ce3" office:value-type="float" office:value="8.9" calcext:value-type="float">
            <text:p>8,9</text:p>
          </table:table-cell>
          <table:table-cell table:style-name="ce3" office:value-type="float" office:value="8.4" calcext:value-type="float">
            <text:p>8,4</text:p>
          </table:table-cell>
          <table:table-cell table:style-name="ce3" office:value-type="float" office:value="13500" calcext:value-type="float">
            <text:p>13500</text:p>
          </table:table-cell>
          <table:table-cell table:style-name="ce3" table:formula="of:=[.E9]-[.G9]" office:value-type="float" office:value="6849" calcext:value-type="float">
            <text:p>6849</text:p>
          </table:table-cell>
          <table:table-cell table:style-name="ce3" office:value-type="float" office:value="6651" calcext:value-type="float">
            <text:p>665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9-24 lat</text:p>
          </table:table-cell>
          <table:table-cell table:style-name="ce3" office:value-type="float" office:value="44.7" calcext:value-type="float">
            <text:p>44,7</text:p>
          </table:table-cell>
          <table:table-cell table:style-name="ce3" office:value-type="float" office:value="22.4" calcext:value-type="float">
            <text:p>22,4</text:p>
          </table:table-cell>
          <table:table-cell table:style-name="ce3" office:value-type="float" office:value="22.3" calcext:value-type="float">
            <text:p>22,3</text:p>
          </table:table-cell>
          <table:table-cell table:style-name="ce3" office:value-type="float" office:value="42888" calcext:value-type="float">
            <text:p>42888</text:p>
          </table:table-cell>
          <table:table-cell table:style-name="ce3" table:formula="of:=[.E10]-[.G10]" office:value-type="float" office:value="21048" calcext:value-type="float">
            <text:p>21048</text:p>
          </table:table-cell>
          <table:table-cell table:style-name="ce3" office:value-type="float" office:value="21840" calcext:value-type="float">
            <text:p>2184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5-34 lat</text:p>
          </table:table-cell>
          <table:table-cell table:style-name="ce3" office:value-type="float" office:value="111.3" calcext:value-type="float">
            <text:p>111,3</text:p>
          </table:table-cell>
          <table:table-cell table:style-name="ce3" office:value-type="float" office:value="55.2" calcext:value-type="float">
            <text:p>55,2</text:p>
          </table:table-cell>
          <table:table-cell table:style-name="ce3" office:value-type="float" office:value="56.1" calcext:value-type="float">
            <text:p>56,1</text:p>
          </table:table-cell>
          <table:table-cell table:style-name="ce3" office:value-type="float" office:value="103599" calcext:value-type="float">
            <text:p>103599</text:p>
          </table:table-cell>
          <table:table-cell table:style-name="ce3" table:formula="of:=[.E11]-[.G11]" office:value-type="float" office:value="50680" calcext:value-type="float">
            <text:p>50680</text:p>
          </table:table-cell>
          <table:table-cell table:style-name="ce3" office:value-type="float" office:value="52919" calcext:value-type="float">
            <text:p>5291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5-44 lat</text:p>
          </table:table-cell>
          <table:table-cell table:style-name="ce3" office:value-type="float" office:value="101.2" calcext:value-type="float">
            <text:p>101,2</text:p>
          </table:table-cell>
          <table:table-cell table:style-name="ce3" office:value-type="float" office:value="49.9" calcext:value-type="float">
            <text:p>49,9</text:p>
          </table:table-cell>
          <table:table-cell table:style-name="ce3" office:value-type="float" office:value="51.3" calcext:value-type="float">
            <text:p>51,3</text:p>
          </table:table-cell>
          <table:table-cell table:style-name="ce3" office:value-type="float" office:value="76899" calcext:value-type="float">
            <text:p>76899</text:p>
          </table:table-cell>
          <table:table-cell table:style-name="ce3" table:formula="of:=[.E12]-[.G12]" office:value-type="float" office:value="37877" calcext:value-type="float">
            <text:p>37877</text:p>
          </table:table-cell>
          <table:table-cell table:style-name="ce3" office:value-type="float" office:value="39022" calcext:value-type="float">
            <text:p>3902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45-54 lat</text:p>
          </table:table-cell>
          <table:table-cell table:style-name="ce3" office:value-type="float" office:value="85.8" calcext:value-type="float">
            <text:p>85,8</text:p>
          </table:table-cell>
          <table:table-cell table:style-name="ce3" office:value-type="float" office:value="39.7" calcext:value-type="float">
            <text:p>39,7</text:p>
          </table:table-cell>
          <table:table-cell table:style-name="ce3" office:value-type="float" office:value="46.1" calcext:value-type="float">
            <text:p>46,1</text:p>
          </table:table-cell>
          <table:table-cell table:style-name="ce3" office:value-type="float" office:value="63288" calcext:value-type="float">
            <text:p>63288</text:p>
          </table:table-cell>
          <table:table-cell table:style-name="ce3" table:formula="of:=[.E13]-[.G13]" office:value-type="float" office:value="30054" calcext:value-type="float">
            <text:p>30054</text:p>
          </table:table-cell>
          <table:table-cell table:style-name="ce3" office:value-type="float" office:value="33234" calcext:value-type="float">
            <text:p>3323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5-64 lat</text:p>
          </table:table-cell>
          <table:table-cell table:style-name="ce3" office:value-type="float" office:value="124.3" calcext:value-type="float">
            <text:p>124,3</text:p>
          </table:table-cell>
          <table:table-cell table:style-name="ce3" office:value-type="float" office:value="53.6" calcext:value-type="float">
            <text:p>53,6</text:p>
          </table:table-cell>
          <table:table-cell table:style-name="ce3" office:value-type="float" office:value="70.6" calcext:value-type="float">
            <text:p>70,6</text:p>
          </table:table-cell>
          <table:table-cell table:style-name="ce3" office:value-type="float" office:value="84589" calcext:value-type="float">
            <text:p>84589</text:p>
          </table:table-cell>
          <table:table-cell table:style-name="ce3" table:formula="of:=[.E14]-[.G14]" office:value-type="float" office:value="37271" calcext:value-type="float">
            <text:p>37271</text:p>
          </table:table-cell>
          <table:table-cell table:style-name="ce3" office:value-type="float" office:value="47318" calcext:value-type="float">
            <text:p>4731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5 lat i więcej</text:p>
          </table:table-cell>
          <table:table-cell table:style-name="ce3" office:value-type="float" office:value="137.5" calcext:value-type="float">
            <text:p>137,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89.5" calcext:value-type="float">
            <text:p>89,5</text:p>
          </table:table-cell>
          <table:table-cell table:style-name="ce3" office:value-type="float" office:value="90136" calcext:value-type="float">
            <text:p>90136</text:p>
          </table:table-cell>
          <table:table-cell table:style-name="ce3" table:formula="of:=[.E15]-[.G15]" office:value-type="float" office:value="33773" calcext:value-type="float">
            <text:p>33773</text:p>
          </table:table-cell>
          <table:table-cell table:style-name="ce3" office:value-type="float" office:value="56363" calcext:value-type="float">
            <text:p>5636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3" office:value-type="string" calcext:value-type="string" table:number-columns-spanned="3" table:number-rows-spanned="1">
            <text:p>Wrocław (stan na 2011)</text:p>
          </table:table-cell>
          <table:covered-table-cell table:style-name="ce20"/>
          <table:covered-table-cell table:style-name="ce24"/>
          <table:table-cell table:style-name="ce53" office:value-type="string" calcext:value-type="string" table:number-columns-spanned="3" table:number-rows-spanned="1">
            <text:p>Gdańsk (stan 2006)</text:p>
          </table:table-cell>
          <table:covered-table-cell table:style-name="ce53"/>
          <table:covered-table-cell table:style-name="ce21"/>
          <table:table-cell table:number-columns-repeated="1017"/>
        </table:table-row>
        <table:table-row table:style-name="ro2">
          <table:table-cell/>
          <table:table-cell table:style-name="ce19" office:value-type="string" calcext:value-type="string">
            <text:p>ogółem</text:p>
          </table:table-cell>
          <table:table-cell table:style-name="ce19" office:value-type="string" calcext:value-type="string">
            <text:p>mężczyźni</text:p>
          </table:table-cell>
          <table:table-cell table:style-name="ce19" office:value-type="string" calcext:value-type="string">
            <text:p>kobiety</text:p>
          </table:table-cell>
          <table:table-cell table:style-name="ce26" office:value-type="string" calcext:value-type="string">
            <text:p>ogółem</text:p>
          </table:table-cell>
          <table:table-cell table:style-name="ce29" office:value-type="string" calcext:value-type="string">
            <text:p>mężczyźni</text:p>
          </table:table-cell>
          <table:table-cell table:style-name="ce29" office:value-type="string" calcext:value-type="string">
            <text:p>kobiet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3" office:value-type="float" office:value="631235" calcext:value-type="float">
            <text:p>631235</text:p>
          </table:table-cell>
          <table:table-cell table:style-name="ce3" office:value-type="float" office:value="294569" calcext:value-type="float">
            <text:p>294569</text:p>
          </table:table-cell>
          <table:table-cell table:style-name="ce3" office:value-type="float" office:value="336666" calcext:value-type="float">
            <text:p>336666</text:p>
          </table:table-cell>
          <table:table-cell table:style-name="ce27" office:value-type="float" office:value="456658" calcext:value-type="float">
            <text:p>456658</text:p>
          </table:table-cell>
          <table:table-cell table:style-name="ce21" office:value-type="float" office:value="216374" calcext:value-type="float">
            <text:p>216374</text:p>
          </table:table-cell>
          <table:table-cell table:style-name="ce21" table:formula="of:=[.E19]-[.F19]" office:value-type="float" office:value="240284" calcext:value-type="float">
            <text:p>24028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-2 lata</text:p>
          </table:table-cell>
          <table:table-cell table:style-name="ce3" office:value-type="float" office:value="19794" calcext:value-type="float">
            <text:p>19794</text:p>
          </table:table-cell>
          <table:table-cell table:style-name="ce3" office:value-type="float" office:value="10160" calcext:value-type="float">
            <text:p>10160</text:p>
          </table:table-cell>
          <table:table-cell table:style-name="ce3" office:value-type="float" office:value="9634" calcext:value-type="float">
            <text:p>9634</text:p>
          </table:table-cell>
          <table:table-cell table:style-name="ce27" office:value-type="float" office:value="12540" calcext:value-type="float">
            <text:p>12540</text:p>
          </table:table-cell>
          <table:table-cell table:style-name="ce27" office:value-type="float" office:value="6481" calcext:value-type="float">
            <text:p>6481</text:p>
          </table:table-cell>
          <table:table-cell table:style-name="ce21" table:formula="of:=[.E20]-[.F20]" office:value-type="float" office:value="6059" calcext:value-type="float">
            <text:p>605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-6 lat</text:p>
          </table:table-cell>
          <table:table-cell table:style-name="ce3" office:value-type="float" office:value="22832" calcext:value-type="float">
            <text:p>22832</text:p>
          </table:table-cell>
          <table:table-cell table:style-name="ce3" office:value-type="float" office:value="11574" calcext:value-type="float">
            <text:p>11574</text:p>
          </table:table-cell>
          <table:table-cell table:style-name="ce3" office:value-type="float" office:value="11258" calcext:value-type="float">
            <text:p>11258</text:p>
          </table:table-cell>
          <table:table-cell table:style-name="ce27" office:value-type="float" office:value="14849" calcext:value-type="float">
            <text:p>14849</text:p>
          </table:table-cell>
          <table:table-cell table:style-name="ce27" office:value-type="float" office:value="7603" calcext:value-type="float">
            <text:p>7603</text:p>
          </table:table-cell>
          <table:table-cell table:style-name="ce21" table:formula="of:=[.E21]-[.F21]" office:value-type="float" office:value="7246" calcext:value-type="float">
            <text:p>724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-14 lat</text:p>
          </table:table-cell>
          <table:table-cell table:style-name="ce3" office:value-type="float" office:value="35024" calcext:value-type="float">
            <text:p>35024</text:p>
          </table:table-cell>
          <table:table-cell table:style-name="ce3" office:value-type="float" office:value="17932" calcext:value-type="float">
            <text:p>17932</text:p>
          </table:table-cell>
          <table:table-cell table:style-name="ce3" office:value-type="float" office:value="17092" calcext:value-type="float">
            <text:p>17092</text:p>
          </table:table-cell>
          <table:table-cell table:style-name="ce27" office:value-type="float" office:value="33025" calcext:value-type="float">
            <text:p>33025</text:p>
          </table:table-cell>
          <table:table-cell table:style-name="ce27" office:value-type="float" office:value="16808" calcext:value-type="float">
            <text:p>16808</text:p>
          </table:table-cell>
          <table:table-cell table:style-name="ce21" table:formula="of:=[.E22]-[.F22]" office:value-type="float" office:value="16217" calcext:value-type="float">
            <text:p>1621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-17 lat</text:p>
          </table:table-cell>
          <table:table-cell table:style-name="ce3" office:value-type="float" office:value="14990" calcext:value-type="float">
            <text:p>14990</text:p>
          </table:table-cell>
          <table:table-cell table:style-name="ce3" office:value-type="float" office:value="7674" calcext:value-type="float">
            <text:p>7674</text:p>
          </table:table-cell>
          <table:table-cell table:style-name="ce3" office:value-type="float" office:value="7316" calcext:value-type="float">
            <text:p>7316</text:p>
          </table:table-cell>
          <table:table-cell table:style-name="ce27" office:value-type="float" office:value="15505" calcext:value-type="float">
            <text:p>15505</text:p>
          </table:table-cell>
          <table:table-cell table:style-name="ce27" office:value-type="float" office:value="8014" calcext:value-type="float">
            <text:p>8014</text:p>
          </table:table-cell>
          <table:table-cell table:style-name="ce21" table:formula="of:=[.E23]-[.F23]" office:value-type="float" office:value="7491" calcext:value-type="float">
            <text:p>749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8-19 lat</text:p>
          </table:table-cell>
          <table:table-cell table:style-name="ce3" office:value-type="float" office:value="11224" calcext:value-type="float">
            <text:p>11224</text:p>
          </table:table-cell>
          <table:table-cell table:style-name="ce3" office:value-type="float" office:value="5705" calcext:value-type="float">
            <text:p>5705</text:p>
          </table:table-cell>
          <table:table-cell table:style-name="ce3" office:value-type="float" office:value="5519" calcext:value-type="float">
            <text:p>5519</text:p>
          </table:table-cell>
          <table:table-cell table:style-name="ce27" office:value-type="float" office:value="11548" calcext:value-type="float">
            <text:p>11548</text:p>
          </table:table-cell>
          <table:table-cell table:style-name="ce27" office:value-type="float" office:value="5818" calcext:value-type="float">
            <text:p>5818</text:p>
          </table:table-cell>
          <table:table-cell table:style-name="ce21" table:formula="of:=[.E24]-[.F24]" office:value-type="float" office:value="5730" calcext:value-type="float">
            <text:p>573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-24 lat</text:p>
          </table:table-cell>
          <table:table-cell table:style-name="ce3" office:value-type="float" office:value="46029" calcext:value-type="float">
            <text:p>46029</text:p>
          </table:table-cell>
          <table:table-cell table:style-name="ce3" office:value-type="float" office:value="22428" calcext:value-type="float">
            <text:p>22428</text:p>
          </table:table-cell>
          <table:table-cell table:style-name="ce3" office:value-type="float" office:value="23601" calcext:value-type="float">
            <text:p>23601</text:p>
          </table:table-cell>
          <table:table-cell table:style-name="ce27" office:value-type="float" office:value="37690" calcext:value-type="float">
            <text:p>37690</text:p>
          </table:table-cell>
          <table:table-cell table:style-name="ce27" office:value-type="float" office:value="18680" calcext:value-type="float">
            <text:p>18680</text:p>
          </table:table-cell>
          <table:table-cell table:style-name="ce21" table:formula="of:=[.E25]-[.F25]" office:value-type="float" office:value="19010" calcext:value-type="float">
            <text:p>1901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5-29 lat</text:p>
          </table:table-cell>
          <table:table-cell table:style-name="ce3" office:value-type="float" office:value="60924" calcext:value-type="float">
            <text:p>60924</text:p>
          </table:table-cell>
          <table:table-cell table:style-name="ce3" office:value-type="float" office:value="29789" calcext:value-type="float">
            <text:p>29789</text:p>
          </table:table-cell>
          <table:table-cell table:style-name="ce3" office:value-type="float" office:value="31135" calcext:value-type="float">
            <text:p>31135</text:p>
          </table:table-cell>
          <table:table-cell table:style-name="ce27" office:value-type="float" office:value="40731" calcext:value-type="float">
            <text:p>40731</text:p>
          </table:table-cell>
          <table:table-cell table:style-name="ce27" office:value-type="float" office:value="19917" calcext:value-type="float">
            <text:p>19917</text:p>
          </table:table-cell>
          <table:table-cell table:style-name="ce21" table:formula="of:=[.E26]-[.F26]" office:value-type="float" office:value="20814" calcext:value-type="float">
            <text:p>2081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0-34 lat</text:p>
          </table:table-cell>
          <table:table-cell table:style-name="ce3" office:value-type="float" office:value="58367" calcext:value-type="float">
            <text:p>58367</text:p>
          </table:table-cell>
          <table:table-cell table:style-name="ce3" office:value-type="float" office:value="28827" calcext:value-type="float">
            <text:p>28827</text:p>
          </table:table-cell>
          <table:table-cell table:style-name="ce3" office:value-type="float" office:value="29540" calcext:value-type="float">
            <text:p>29540</text:p>
          </table:table-cell>
          <table:table-cell table:style-name="ce27" office:value-type="float" office:value="38529" calcext:value-type="float">
            <text:p>38529</text:p>
          </table:table-cell>
          <table:table-cell table:style-name="ce27" office:value-type="float" office:value="19406" calcext:value-type="float">
            <text:p>19406</text:p>
          </table:table-cell>
          <table:table-cell table:style-name="ce21" table:formula="of:=[.E27]-[.F27]" office:value-type="float" office:value="19123" calcext:value-type="float">
            <text:p>1912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5-39 lat</text:p>
          </table:table-cell>
          <table:table-cell table:style-name="ce3" office:value-type="float" office:value="48765" calcext:value-type="float">
            <text:p>48765</text:p>
          </table:table-cell>
          <table:table-cell table:style-name="ce3" office:value-type="float" office:value="24140" calcext:value-type="float">
            <text:p>24140</text:p>
          </table:table-cell>
          <table:table-cell table:style-name="ce3" office:value-type="float" office:value="24625" calcext:value-type="float">
            <text:p>24625</text:p>
          </table:table-cell>
          <table:table-cell table:style-name="ce27" office:value-type="float" office:value="29458" calcext:value-type="float">
            <text:p>29458</text:p>
          </table:table-cell>
          <table:table-cell table:style-name="ce27" office:value-type="float" office:value="14892" calcext:value-type="float">
            <text:p>14892</text:p>
          </table:table-cell>
          <table:table-cell table:style-name="ce21" table:formula="of:=[.E28]-[.F28]" office:value-type="float" office:value="14566" calcext:value-type="float">
            <text:p>1456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40-44 lat</text:p>
          </table:table-cell>
          <table:table-cell table:style-name="ce3" office:value-type="float" office:value="35308" calcext:value-type="float">
            <text:p>35308</text:p>
          </table:table-cell>
          <table:table-cell table:style-name="ce3" office:value-type="float" office:value="17624" calcext:value-type="float">
            <text:p>17624</text:p>
          </table:table-cell>
          <table:table-cell table:style-name="ce3" office:value-type="float" office:value="17684" calcext:value-type="float">
            <text:p>17684</text:p>
          </table:table-cell>
          <table:table-cell table:style-name="ce27" office:value-type="float" office:value="26148" calcext:value-type="float">
            <text:p>26148</text:p>
          </table:table-cell>
          <table:table-cell table:style-name="ce27" office:value-type="float" office:value="13091" calcext:value-type="float">
            <text:p>13091</text:p>
          </table:table-cell>
          <table:table-cell table:style-name="ce21" table:formula="of:=[.E29]-[.F29]" office:value-type="float" office:value="13057" calcext:value-type="float">
            <text:p>1305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45-49 lat</text:p>
          </table:table-cell>
          <table:table-cell table:style-name="ce3" office:value-type="float" office:value="33902" calcext:value-type="float">
            <text:p>33902</text:p>
          </table:table-cell>
          <table:table-cell table:style-name="ce3" office:value-type="float" office:value="16352" calcext:value-type="float">
            <text:p>16352</text:p>
          </table:table-cell>
          <table:table-cell table:style-name="ce3" office:value-type="float" office:value="17550" calcext:value-type="float">
            <text:p>17550</text:p>
          </table:table-cell>
          <table:table-cell table:style-name="ce27" office:value-type="float" office:value="31662" calcext:value-type="float">
            <text:p>31662</text:p>
          </table:table-cell>
          <table:table-cell table:style-name="ce27" office:value-type="float" office:value="15129" calcext:value-type="float">
            <text:p>15129</text:p>
          </table:table-cell>
          <table:table-cell table:style-name="ce21" table:formula="of:=[.E30]-[.F30]" office:value-type="float" office:value="16533" calcext:value-type="float">
            <text:p>1653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0-54 lat</text:p>
          </table:table-cell>
          <table:table-cell table:style-name="ce3" office:value-type="float" office:value="43660" calcext:value-type="float">
            <text:p>43660</text:p>
          </table:table-cell>
          <table:table-cell table:style-name="ce3" office:value-type="float" office:value="20413" calcext:value-type="float">
            <text:p>20413</text:p>
          </table:table-cell>
          <table:table-cell table:style-name="ce3" office:value-type="float" office:value="23247" calcext:value-type="float">
            <text:p>23247</text:p>
          </table:table-cell>
          <table:table-cell table:style-name="ce3" office:value-type="float" office:value="38491" calcext:value-type="float">
            <text:p>38491</text:p>
          </table:table-cell>
          <table:table-cell table:style-name="ce27" office:value-type="float" office:value="17656" calcext:value-type="float">
            <text:p>17656</text:p>
          </table:table-cell>
          <table:table-cell table:style-name="ce21" table:formula="of:=[.E31]-[.F31]" office:value-type="float" office:value="20835" calcext:value-type="float">
            <text:p>2083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5-59 lat</text:p>
          </table:table-cell>
          <table:table-cell table:style-name="ce3" office:value-type="float" office:value="52356" calcext:value-type="float">
            <text:p>52356</text:p>
          </table:table-cell>
          <table:table-cell table:style-name="ce3" office:value-type="float" office:value="23728" calcext:value-type="float">
            <text:p>23728</text:p>
          </table:table-cell>
          <table:table-cell table:style-name="ce3" office:value-type="float" office:value="28628" calcext:value-type="float">
            <text:p>28628</text:p>
          </table:table-cell>
          <table:table-cell table:style-name="ce3" office:value-type="float" office:value="36753" calcext:value-type="float">
            <text:p>36753</text:p>
          </table:table-cell>
          <table:table-cell table:style-name="ce27" office:value-type="float" office:value="16976" calcext:value-type="float">
            <text:p>16976</text:p>
          </table:table-cell>
          <table:table-cell table:style-name="ce21" table:formula="of:=[.E32]-[.F32]" office:value-type="float" office:value="19777" calcext:value-type="float">
            <text:p>1977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0-64 lat</text:p>
          </table:table-cell>
          <table:table-cell table:style-name="ce3" office:value-type="float" office:value="46968" calcext:value-type="float">
            <text:p>46968</text:p>
          </table:table-cell>
          <table:table-cell table:style-name="ce3" office:value-type="float" office:value="20798" calcext:value-type="float">
            <text:p>20798</text:p>
          </table:table-cell>
          <table:table-cell table:style-name="ce3" office:value-type="float" office:value="26170" calcext:value-type="float">
            <text:p>26170</text:p>
          </table:table-cell>
          <table:table-cell table:style-name="ce3" office:value-type="float" office:value="21584" calcext:value-type="float">
            <text:p>21584</text:p>
          </table:table-cell>
          <table:table-cell table:style-name="ce27" office:value-type="float" office:value="9685" calcext:value-type="float">
            <text:p>9685</text:p>
          </table:table-cell>
          <table:table-cell table:style-name="ce21" table:formula="of:=[.E33]-[.F33]" office:value-type="float" office:value="11899" calcext:value-type="float">
            <text:p>1189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5-69 lat</text:p>
          </table:table-cell>
          <table:table-cell table:style-name="ce3" office:value-type="float" office:value="25574" calcext:value-type="float">
            <text:p>25574</text:p>
          </table:table-cell>
          <table:table-cell table:style-name="ce3" office:value-type="float" office:value="10839" calcext:value-type="float">
            <text:p>10839</text:p>
          </table:table-cell>
          <table:table-cell table:style-name="ce3" office:value-type="float" office:value="14735" calcext:value-type="float">
            <text:p>14735</text:p>
          </table:table-cell>
          <table:table-cell table:style-name="ce3" office:value-type="float" office:value="20151" calcext:value-type="float">
            <text:p>20151</text:p>
          </table:table-cell>
          <table:table-cell table:style-name="ce27" office:value-type="float" office:value="8722" calcext:value-type="float">
            <text:p>8722</text:p>
          </table:table-cell>
          <table:table-cell table:style-name="ce21" table:formula="of:=[.E34]-[.F34]" office:value-type="float" office:value="11429" calcext:value-type="float">
            <text:p>1142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0-74 lat</text:p>
          </table:table-cell>
          <table:table-cell table:style-name="ce3" office:value-type="float" office:value="23792" calcext:value-type="float">
            <text:p>23792</text:p>
          </table:table-cell>
          <table:table-cell table:style-name="ce3" office:value-type="float" office:value="9218" calcext:value-type="float">
            <text:p>9218</text:p>
          </table:table-cell>
          <table:table-cell table:style-name="ce3" office:value-type="float" office:value="14574" calcext:value-type="float">
            <text:p>14574</text:p>
          </table:table-cell>
          <table:table-cell table:style-name="ce3" office:value-type="float" office:value="18431" calcext:value-type="float">
            <text:p>18431</text:p>
          </table:table-cell>
          <table:table-cell table:style-name="ce27" office:value-type="float" office:value="7686" calcext:value-type="float">
            <text:p>7686</text:p>
          </table:table-cell>
          <table:table-cell table:style-name="ce21" table:formula="of:=[.E35]-[.F35]" office:value-type="float" office:value="10745" calcext:value-type="float">
            <text:p>1074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5-79 lat</text:p>
          </table:table-cell>
          <table:table-cell table:style-name="ce3" office:value-type="float" office:value="22486" calcext:value-type="float">
            <text:p>22486</text:p>
          </table:table-cell>
          <table:table-cell table:style-name="ce3" office:value-type="float" office:value="8183" calcext:value-type="float">
            <text:p>8183</text:p>
          </table:table-cell>
          <table:table-cell table:style-name="ce3" office:value-type="float" office:value="14303" calcext:value-type="float">
            <text:p>14303</text:p>
          </table:table-cell>
          <table:table-cell table:style-name="ce3" office:value-type="float" office:value="14542" calcext:value-type="float">
            <text:p>14542</text:p>
          </table:table-cell>
          <table:table-cell table:style-name="ce27" office:value-type="float" office:value="5453" calcext:value-type="float">
            <text:p>5453</text:p>
          </table:table-cell>
          <table:table-cell table:style-name="ce21" table:formula="of:=[.E36]-[.F36]" office:value-type="float" office:value="9089" calcext:value-type="float">
            <text:p>908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80-84 lat</text:p>
          </table:table-cell>
          <table:table-cell table:style-name="ce3" office:value-type="float" office:value="17380" calcext:value-type="float">
            <text:p>17380</text:p>
          </table:table-cell>
          <table:table-cell table:style-name="ce3" office:value-type="float" office:value="5817" calcext:value-type="float">
            <text:p>5817</text:p>
          </table:table-cell>
          <table:table-cell table:style-name="ce3" office:value-type="float" office:value="11563" calcext:value-type="float">
            <text:p>11563</text:p>
          </table:table-cell>
          <table:table-cell table:style-name="ce3" office:value-type="float" office:value="15021" calcext:value-type="float">
            <text:p>15021</text:p>
          </table:table-cell>
          <table:table-cell table:style-name="ce27" office:value-type="float" office:value="4357" calcext:value-type="float">
            <text:p>4357</text:p>
          </table:table-cell>
          <table:table-cell table:style-name="ce21" table:formula="of:=[.E37]-[.F37]" office:value-type="float" office:value="10664" calcext:value-type="float">
            <text:p>1066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85 lat i więcej</text:p>
          </table:table-cell>
          <table:table-cell table:style-name="ce3" office:value-type="float" office:value="11860" calcext:value-type="float">
            <text:p>11860</text:p>
          </table:table-cell>
          <table:table-cell table:style-name="ce3" office:value-type="float" office:value="3368" calcext:value-type="float">
            <text:p>3368</text:p>
          </table:table-cell>
          <table:table-cell table:style-name="ce3" office:value-type="float" office:value="8492" calcext:value-type="float">
            <text:p>8492</text:p>
          </table:table-cell>
          <table:table-cell table:style-name="ce3" table:number-columns-repeated="3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9">
          <table:table-cell table:style-name="ce2"/>
          <table:table-cell table:style-name="ce53" office:value-type="string" calcext:value-type="string" table:number-columns-spanned="3" table:number-rows-spanned="1">
            <text:p>M.st. Warszawa</text:p>
          </table:table-cell>
          <table:covered-table-cell table:number-columns-repeated="2" table:style-name="ce21"/>
          <table:table-cell table:number-columns-repeated="1020"/>
        </table:table-row>
        <table:table-row table:style-name="ro2">
          <table:table-cell table:style-name="ce2" office:value-type="string" calcext:value-type="string">
            <text:p>w tys</text:p>
          </table:table-cell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3" office:value-type="float" office:value="1724.4" calcext:value-type="float">
            <text:p>1724,4</text:p>
          </table:table-cell>
          <table:table-cell table:style-name="ce3" table:formula="of:=[.B43]-[.D43]" office:value-type="float" office:value="791.2" calcext:value-type="float">
            <text:p>791,2</text:p>
          </table:table-cell>
          <table:table-cell table:style-name="ce3" office:value-type="float" office:value="933.2" calcext:value-type="float">
            <text:p>933,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<text:s/>0-4 lata</text:p>
          </table:table-cell>
          <table:table-cell table:style-name="ce3" office:value-type="float" office:value="96" calcext:value-type="float">
            <text:p>96</text:p>
          </table:table-cell>
          <table:table-cell table:style-name="ce3" table:formula="of:=[.B44]-[.D44]" office:value-type="float" office:value="49.5" calcext:value-type="float">
            <text:p>49,5</text:p>
          </table:table-cell>
          <table:table-cell table:style-name="ce3" office:value-type="float" office:value="46.5" calcext:value-type="float">
            <text:p>46,5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5-9 lata</text:p>
          </table:table-cell>
          <table:table-cell table:style-name="ce3" office:value-type="float" office:value="82.6" calcext:value-type="float">
            <text:p>82,6</text:p>
          </table:table-cell>
          <table:table-cell table:style-name="ce3" table:formula="of:=[.B45]-[.D45]" office:value-type="float" office:value="42.2" calcext:value-type="float">
            <text:p>42,2</text:p>
          </table:table-cell>
          <table:table-cell table:style-name="ce3" office:value-type="float" office:value="40.4" calcext:value-type="float">
            <text:p>40,4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10-14 lata</text:p>
          </table:table-cell>
          <table:table-cell table:style-name="ce3" office:value-type="float" office:value="61.7" calcext:value-type="float">
            <text:p>61,7</text:p>
          </table:table-cell>
          <table:table-cell table:style-name="ce3" table:formula="of:=[.B46]-[.D46]" office:value-type="float" office:value="31.4" calcext:value-type="float">
            <text:p>31,4</text:p>
          </table:table-cell>
          <table:table-cell table:style-name="ce3" office:value-type="float" office:value="30.3" calcext:value-type="float">
            <text:p>30,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15-19 lata</text:p>
          </table:table-cell>
          <table:table-cell table:style-name="ce3" office:value-type="float" office:value="61.6" calcext:value-type="float">
            <text:p>61,6</text:p>
          </table:table-cell>
          <table:table-cell table:style-name="ce3" table:formula="of:=[.B47]-[.D47]" office:value-type="float" office:value="31.3" calcext:value-type="float">
            <text:p>31,3</text:p>
          </table:table-cell>
          <table:table-cell table:style-name="ce3" office:value-type="float" office:value="30.3" calcext:value-type="float">
            <text:p>30,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20-24 lata</text:p>
          </table:table-cell>
          <table:table-cell table:style-name="ce3" office:value-type="float" office:value="85.7" calcext:value-type="float">
            <text:p>85,7</text:p>
          </table:table-cell>
          <table:table-cell table:style-name="ce3" table:formula="of:=[.B48]-[.D48]" office:value-type="float" office:value="42.4" calcext:value-type="float">
            <text:p>42,4</text:p>
          </table:table-cell>
          <table:table-cell table:style-name="ce3" office:value-type="float" office:value="43.3" calcext:value-type="float">
            <text:p>43,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25-29 lata</text:p>
          </table:table-cell>
          <table:table-cell table:style-name="ce3" office:value-type="float" office:value="138.5" calcext:value-type="float">
            <text:p>138,5</text:p>
          </table:table-cell>
          <table:table-cell table:style-name="ce3" table:formula="of:=[.B49]-[.D49]" office:value-type="float" office:value="65.5" calcext:value-type="float">
            <text:p>65,5</text:p>
          </table:table-cell>
          <table:table-cell table:style-name="ce3" office:value-type="float" office:value="73" calcext:value-type="float">
            <text:p>7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30-34 lata</text:p>
          </table:table-cell>
          <table:table-cell table:style-name="ce3" office:value-type="float" office:value="166" calcext:value-type="float">
            <text:p>166</text:p>
          </table:table-cell>
          <table:table-cell table:style-name="ce3" table:formula="of:=[.B50]-[.D50]" office:value-type="float" office:value="78.3" calcext:value-type="float">
            <text:p>78,3</text:p>
          </table:table-cell>
          <table:table-cell table:style-name="ce3" office:value-type="float" office:value="87.7" calcext:value-type="float">
            <text:p>87,7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35-39 lata</text:p>
          </table:table-cell>
          <table:table-cell table:style-name="ce3" office:value-type="float" office:value="156.5" calcext:value-type="float">
            <text:p>156,5</text:p>
          </table:table-cell>
          <table:table-cell table:style-name="ce3" table:formula="of:=[.B51]-[.D51]" office:value-type="float" office:value="74.4" calcext:value-type="float">
            <text:p>74,4</text:p>
          </table:table-cell>
          <table:table-cell table:style-name="ce3" office:value-type="float" office:value="82.1" calcext:value-type="float">
            <text:p>82,1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40-44 lata</text:p>
          </table:table-cell>
          <table:table-cell table:style-name="ce3" office:value-type="float" office:value="114.4" calcext:value-type="float">
            <text:p>114,4</text:p>
          </table:table-cell>
          <table:table-cell table:style-name="ce3" table:formula="of:=[.B52]-[.D52]" office:value-type="float" office:value="55.6" calcext:value-type="float">
            <text:p>55,6</text:p>
          </table:table-cell>
          <table:table-cell table:style-name="ce3" office:value-type="float" office:value="58.8" calcext:value-type="float">
            <text:p>58,8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45-49 lata</text:p>
          </table:table-cell>
          <table:table-cell table:style-name="ce3" office:value-type="float" office:value="88.7" calcext:value-type="float">
            <text:p>88,7</text:p>
          </table:table-cell>
          <table:table-cell table:style-name="ce3" table:formula="of:=[.B53]-[.D53]" office:value-type="float" office:value="42.8" calcext:value-type="float">
            <text:p>42,8</text:p>
          </table:table-cell>
          <table:table-cell table:style-name="ce3" office:value-type="float" office:value="45.9" calcext:value-type="float">
            <text:p>45,9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50-54 lata</text:p>
          </table:table-cell>
          <table:table-cell table:style-name="ce3" office:value-type="float" office:value="98.2" calcext:value-type="float">
            <text:p>98,2</text:p>
          </table:table-cell>
          <table:table-cell table:style-name="ce3" table:formula="of:=[.B54]-[.D54]" office:value-type="float" office:value="45.6" calcext:value-type="float">
            <text:p>45,6</text:p>
          </table:table-cell>
          <table:table-cell table:style-name="ce3" office:value-type="float" office:value="52.6" calcext:value-type="float">
            <text:p>52,6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55-59 lata</text:p>
          </table:table-cell>
          <table:table-cell table:style-name="ce3" office:value-type="float" office:value="133.1" calcext:value-type="float">
            <text:p>133,1</text:p>
          </table:table-cell>
          <table:table-cell table:style-name="ce3" table:formula="of:=[.B55]-[.D55]" office:value-type="float" office:value="59.6" calcext:value-type="float">
            <text:p>59,6</text:p>
          </table:table-cell>
          <table:table-cell table:style-name="ce3" office:value-type="float" office:value="73.5" calcext:value-type="float">
            <text:p>73,5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60-64 lata</text:p>
          </table:table-cell>
          <table:table-cell table:style-name="ce3" office:value-type="float" office:value="125.9" calcext:value-type="float">
            <text:p>125,9</text:p>
          </table:table-cell>
          <table:table-cell table:style-name="ce3" table:formula="of:=[.B56]-[.D56]" office:value-type="float" office:value="54.8" calcext:value-type="float">
            <text:p>54,8</text:p>
          </table:table-cell>
          <table:table-cell table:style-name="ce3" office:value-type="float" office:value="71.1" calcext:value-type="float">
            <text:p>71,1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65-69 lata</text:p>
          </table:table-cell>
          <table:table-cell table:style-name="ce3" office:value-type="float" office:value="91.6" calcext:value-type="float">
            <text:p>91,6</text:p>
          </table:table-cell>
          <table:table-cell table:style-name="ce3" table:formula="of:=[.B57]-[.D57]" office:value-type="float" office:value="37.8" calcext:value-type="float">
            <text:p>37,8</text:p>
          </table:table-cell>
          <table:table-cell table:style-name="ce3" office:value-type="float" office:value="53.8" calcext:value-type="float">
            <text:p>53,8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70-74 lata</text:p>
          </table:table-cell>
          <table:table-cell table:style-name="ce3" office:value-type="float" office:value="64.1" calcext:value-type="float">
            <text:p>64,1</text:p>
          </table:table-cell>
          <table:table-cell table:style-name="ce3" table:formula="of:=[.B58]-[.D58]" office:value-type="float" office:value="24.8" calcext:value-type="float">
            <text:p>24,8</text:p>
          </table:table-cell>
          <table:table-cell table:style-name="ce3" office:value-type="float" office:value="39.3" calcext:value-type="float">
            <text:p>39,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75-79 lata</text:p>
          </table:table-cell>
          <table:table-cell table:style-name="ce3" office:value-type="float" office:value="64.7" calcext:value-type="float">
            <text:p>64,7</text:p>
          </table:table-cell>
          <table:table-cell table:style-name="ce3" table:formula="of:=[.B59]-[.D59]" office:value-type="float" office:value="23.1" calcext:value-type="float">
            <text:p>23,1</text:p>
          </table:table-cell>
          <table:table-cell table:style-name="ce3" office:value-type="float" office:value="41.6" calcext:value-type="float">
            <text:p>41,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0 lat i więcej</text:p>
          </table:table-cell>
          <table:table-cell table:style-name="ce3" office:value-type="float" office:value="95" calcext:value-type="float">
            <text:p>95</text:p>
          </table:table-cell>
          <table:table-cell table:style-name="ce3" table:formula="of:=[.B60]-[.D60]" office:value-type="float" office:value="32" calcext:value-type="float">
            <text:p>32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/>
          <table:table-cell table:style-name="ce53" office:value-type="string" calcext:value-type="string" table:number-columns-spanned="3" table:number-rows-spanned="1">
            <text:p>Kraków (stan 2012)</text:p>
          </table:table-cell>
          <table:covered-table-cell table:style-name="ce22"/>
          <table:covered-table-cell table:style-name="ce23"/>
          <table:table-cell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2" office:value-type="float" office:value="758334" calcext:value-type="float">
            <text:p>758334</text:p>
          </table:table-cell>
          <table:table-cell table:style-name="ce2" office:value-type="float" office:value="353283" calcext:value-type="float">
            <text:p>353283</text:p>
          </table:table-cell>
          <table:table-cell table:style-name="ce2" table:formula="of:=[.B65]-[.C65]" office:value-type="float" office:value="405051" calcext:value-type="float">
            <text:p>40505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-2 lata</text:p>
          </table:table-cell>
          <table:table-cell table:style-name="ce3" office:value-type="float" office:value="23201" calcext:value-type="float">
            <text:p>23201</text:p>
          </table:table-cell>
          <table:table-cell table:style-name="ce3" office:value-type="float" office:value="12148" calcext:value-type="float">
            <text:p>12148</text:p>
          </table:table-cell>
          <table:table-cell table:style-name="ce25" table:formula="of:=[.B66]-[.C66]" office:value-type="float" office:value="11053" calcext:value-type="float">
            <text:p>1105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-6 lat</text:p>
          </table:table-cell>
          <table:table-cell table:style-name="ce3" office:value-type="float" office:value="29265" calcext:value-type="float">
            <text:p>29265</text:p>
          </table:table-cell>
          <table:table-cell table:style-name="ce3" office:value-type="float" office:value="14962" calcext:value-type="float">
            <text:p>14962</text:p>
          </table:table-cell>
          <table:table-cell table:style-name="ce25" table:formula="of:=[.B67]-[.C67]" office:value-type="float" office:value="14303" calcext:value-type="float">
            <text:p>143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-12 lat</text:p>
          </table:table-cell>
          <table:table-cell table:style-name="ce3" office:value-type="float" office:value="34750" calcext:value-type="float">
            <text:p>34750</text:p>
          </table:table-cell>
          <table:table-cell table:style-name="ce3" office:value-type="float" office:value="17985" calcext:value-type="float">
            <text:p>17985</text:p>
          </table:table-cell>
          <table:table-cell table:style-name="ce25" table:formula="of:=[.B68]-[.C68]" office:value-type="float" office:value="16765" calcext:value-type="float">
            <text:p>1676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3-15 lata</text:p>
          </table:table-cell>
          <table:table-cell table:style-name="ce3" office:value-type="float" office:value="17202" calcext:value-type="float">
            <text:p>17202</text:p>
          </table:table-cell>
          <table:table-cell table:style-name="ce3" office:value-type="float" office:value="8691" calcext:value-type="float">
            <text:p>8691</text:p>
          </table:table-cell>
          <table:table-cell table:style-name="ce25" table:formula="of:=[.B69]-[.C69]" office:value-type="float" office:value="8511" calcext:value-type="float">
            <text:p>851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6-18 lata</text:p>
          </table:table-cell>
          <table:table-cell table:style-name="ce3" office:value-type="float" office:value="19550" calcext:value-type="float">
            <text:p>19550</text:p>
          </table:table-cell>
          <table:table-cell table:style-name="ce3" office:value-type="float" office:value="9905" calcext:value-type="float">
            <text:p>9905</text:p>
          </table:table-cell>
          <table:table-cell table:style-name="ce25" table:formula="of:=[.B70]-[.C70]" office:value-type="float" office:value="9645" calcext:value-type="float">
            <text:p>96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9-24 lata</text:p>
          </table:table-cell>
          <table:table-cell table:style-name="ce3" office:value-type="float" office:value="61436" calcext:value-type="float">
            <text:p>61436</text:p>
          </table:table-cell>
          <table:table-cell table:style-name="ce3" office:value-type="float" office:value="30202" calcext:value-type="float">
            <text:p>30202</text:p>
          </table:table-cell>
          <table:table-cell table:style-name="ce25" table:formula="of:=[.B71]-[.C71]" office:value-type="float" office:value="31234" calcext:value-type="float">
            <text:p>312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5-29 lata</text:p>
          </table:table-cell>
          <table:table-cell table:style-name="ce3" office:value-type="float" office:value="70129" calcext:value-type="float">
            <text:p>70129</text:p>
          </table:table-cell>
          <table:table-cell table:style-name="ce3" office:value-type="float" office:value="33704" calcext:value-type="float">
            <text:p>33704</text:p>
          </table:table-cell>
          <table:table-cell table:style-name="ce25" table:formula="of:=[.B72]-[.C72]" office:value-type="float" office:value="36425" calcext:value-type="float">
            <text:p>3642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0-34 lata</text:p>
          </table:table-cell>
          <table:table-cell table:style-name="ce3" office:value-type="float" office:value="69171" calcext:value-type="float">
            <text:p>69171</text:p>
          </table:table-cell>
          <table:table-cell table:style-name="ce3" office:value-type="float" office:value="33699" calcext:value-type="float">
            <text:p>33699</text:p>
          </table:table-cell>
          <table:table-cell table:style-name="ce25" table:formula="of:=[.B73]-[.C73]" office:value-type="float" office:value="35472" calcext:value-type="float">
            <text:p>3547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5-39 lata</text:p>
          </table:table-cell>
          <table:table-cell table:style-name="ce3" office:value-type="float" office:value="61272" calcext:value-type="float">
            <text:p>61272</text:p>
          </table:table-cell>
          <table:table-cell table:style-name="ce3" office:value-type="float" office:value="29935" calcext:value-type="float">
            <text:p>29935</text:p>
          </table:table-cell>
          <table:table-cell table:style-name="ce25" table:formula="of:=[.B74]-[.C74]" office:value-type="float" office:value="31337" calcext:value-type="float">
            <text:p>3133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40-44 lata</text:p>
          </table:table-cell>
          <table:table-cell table:style-name="ce3" office:value-type="float" office:value="47436" calcext:value-type="float">
            <text:p>47436</text:p>
          </table:table-cell>
          <table:table-cell table:style-name="ce3" office:value-type="float" office:value="23161" calcext:value-type="float">
            <text:p>23161</text:p>
          </table:table-cell>
          <table:table-cell table:style-name="ce25" table:formula="of:=[.B75]-[.C75]" office:value-type="float" office:value="24275" calcext:value-type="float">
            <text:p>2427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45-49 lata</text:p>
          </table:table-cell>
          <table:table-cell table:style-name="ce3" office:value-type="float" office:value="42322" calcext:value-type="float">
            <text:p>42322</text:p>
          </table:table-cell>
          <table:table-cell table:style-name="ce3" office:value-type="float" office:value="20430" calcext:value-type="float">
            <text:p>20430</text:p>
          </table:table-cell>
          <table:table-cell table:style-name="ce25" table:formula="of:=[.B76]-[.C76]" office:value-type="float" office:value="21892" calcext:value-type="float">
            <text:p>2189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0-54 lata</text:p>
          </table:table-cell>
          <table:table-cell table:style-name="ce3" office:value-type="float" office:value="47864" calcext:value-type="float">
            <text:p>47864</text:p>
          </table:table-cell>
          <table:table-cell table:style-name="ce3" office:value-type="float" office:value="22166" calcext:value-type="float">
            <text:p>22166</text:p>
          </table:table-cell>
          <table:table-cell table:style-name="ce25" table:formula="of:=[.B77]-[.C77]" office:value-type="float" office:value="25698" calcext:value-type="float">
            <text:p>2569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5-59 lata</text:p>
          </table:table-cell>
          <table:table-cell table:style-name="ce3" office:value-type="float" office:value="56943" calcext:value-type="float">
            <text:p>56943</text:p>
          </table:table-cell>
          <table:table-cell table:style-name="ce3" office:value-type="float" office:value="25503" calcext:value-type="float">
            <text:p>25503</text:p>
          </table:table-cell>
          <table:table-cell table:style-name="ce25" table:formula="of:=[.B78]-[.C78]" office:value-type="float" office:value="31440" calcext:value-type="float">
            <text:p>3144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60-64 lata</text:p>
          </table:table-cell>
          <table:table-cell table:style-name="ce3" office:value-type="float" office:value="51666" calcext:value-type="float">
            <text:p>51666</text:p>
          </table:table-cell>
          <table:table-cell table:style-name="ce3" office:value-type="float" office:value="22456" calcext:value-type="float">
            <text:p>22456</text:p>
          </table:table-cell>
          <table:table-cell table:style-name="ce25" table:formula="of:=[.B79]-[.C79]" office:value-type="float" office:value="29210" calcext:value-type="float">
            <text:p>2921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65-69 olata</text:p>
          </table:table-cell>
          <table:table-cell table:style-name="ce3" office:value-type="float" office:value="38476" calcext:value-type="float">
            <text:p>38476</text:p>
          </table:table-cell>
          <table:table-cell table:style-name="ce3" office:value-type="float" office:value="16442" calcext:value-type="float">
            <text:p>16442</text:p>
          </table:table-cell>
          <table:table-cell table:style-name="ce25" table:formula="of:=[.B80]-[.C80]" office:value-type="float" office:value="22034" calcext:value-type="float">
            <text:p>220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0-74 lata</text:p>
          </table:table-cell>
          <table:table-cell table:style-name="ce3" office:value-type="float" office:value="27876" calcext:value-type="float">
            <text:p>27876</text:p>
          </table:table-cell>
          <table:table-cell table:style-name="ce3" office:value-type="float" office:value="11303" calcext:value-type="float">
            <text:p>11303</text:p>
          </table:table-cell>
          <table:table-cell table:style-name="ce25" table:formula="of:=[.B81]-[.C81]" office:value-type="float" office:value="16573" calcext:value-type="float">
            <text:p>1657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8-79 lata</text:p>
          </table:table-cell>
          <table:table-cell table:style-name="ce3" office:value-type="float" office:value="25983" calcext:value-type="float">
            <text:p>25983</text:p>
          </table:table-cell>
          <table:table-cell table:style-name="ce3" office:value-type="float" office:value="9755" calcext:value-type="float">
            <text:p>9755</text:p>
          </table:table-cell>
          <table:table-cell table:style-name="ce25" table:formula="of:=[.B82]-[.C82]" office:value-type="float" office:value="16228" calcext:value-type="float">
            <text:p>1622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0 -84 lata</text:p>
          </table:table-cell>
          <table:table-cell table:style-name="ce3" office:value-type="float" office:value="20101" calcext:value-type="float">
            <text:p>20101</text:p>
          </table:table-cell>
          <table:table-cell table:style-name="ce3" office:value-type="float" office:value="6928" calcext:value-type="float">
            <text:p>6928</text:p>
          </table:table-cell>
          <table:table-cell table:style-name="ce25" table:formula="of:=[.B83]-[.C83]" office:value-type="float" office:value="13173" calcext:value-type="float">
            <text:p>1317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5-89 lata</text:p>
          </table:table-cell>
          <table:table-cell table:style-name="ce3" office:value-type="float" office:value="9976" calcext:value-type="float">
            <text:p>9976</text:p>
          </table:table-cell>
          <table:table-cell table:style-name="ce3" office:value-type="float" office:value="2988" calcext:value-type="float">
            <text:p>2988</text:p>
          </table:table-cell>
          <table:table-cell table:style-name="ce25" table:formula="of:=[.B84]-[.C84]" office:value-type="float" office:value="6988" calcext:value-type="float">
            <text:p>698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90-94 lata</text:p>
          </table:table-cell>
          <table:table-cell table:style-name="ce3" office:value-type="float" office:value="3060" calcext:value-type="float">
            <text:p>3060</text:p>
          </table:table-cell>
          <table:table-cell table:style-name="ce3" office:value-type="float" office:value="794" calcext:value-type="float">
            <text:p>794</text:p>
          </table:table-cell>
          <table:table-cell table:style-name="ce25" table:formula="of:=[.B85]-[.C85]" office:value-type="float" office:value="2266" calcext:value-type="float">
            <text:p>226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95-99 lata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04" calcext:value-type="float">
            <text:p>104</text:p>
          </table:table-cell>
          <table:table-cell table:style-name="ce25" table:formula="of:=[.B86]-[.C86]" office:value-type="float" office:value="418" calcext:value-type="float">
            <text:p>41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00 lat i wiięcej 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2" calcext:value-type="float">
            <text:p>22</text:p>
          </table:table-cell>
          <table:table-cell table:style-name="ce25" table:formula="of:=[.B87]-[.C87]" office:value-type="float" office:value="111" calcext:value-type="float">
            <text:p>111</text:p>
          </table:table-cell>
          <table:table-cell table:number-columns-repeated="1020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ne_statystyczne" table:style-name="ta4">
        <office:forms form:automatic-focus="false" form:apply-design-mode="false"/>
        <table:table-column table:style-name="co11" table:default-cell-style-name="ce32"/>
        <table:table-column table:style-name="co12" table:default-cell-style-name="ce32"/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13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number-columns-repeated="1015" table:default-cell-style-name="ce32"/>
        <table:table-row table:style-name="ro2">
          <table:table-cell office:value-type="string" calcext:value-type="string">
            <text:p>Nazwa_miasta</text:p>
          </table:table-cell>
          <table:table-cell office:value-type="string" calcext:value-type="string">
            <text:p>Wojewodztwo</text:p>
          </table:table-cell>
          <table:table-cell office:value-type="string" calcext:value-type="string">
            <text:p>Liczba_mieszkancow</text:p>
          </table:table-cell>
          <table:table-cell office:value-type="string" calcext:value-type="string">
            <text:p>Liczba_kobiet</text:p>
          </table:table-cell>
          <table:table-cell office:value-type="string" calcext:value-type="string">
            <text:p>Liczba_mezczyzn</text:p>
          </table:table-cell>
          <table:table-cell office:value-type="string" calcext:value-type="string">
            <text:p>Grupa_wiekowa</text:p>
          </table:table-cell>
          <table:table-cell office:value-type="string" calcext:value-type="string">
            <text:p>Powierzchnia_miasta</text:p>
          </table:table-cell>
          <table:table-cell office:value-type="string" calcext:value-type="string">
            <text:p>Powierzchnia_terenow_zielonych</text:p>
          </table:table-cell>
          <table:table-cell office:value-type="string" calcext:value-type="string">
            <text:p>Data_aktualizacji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724400" calcext:value-type="float">
            <text:p>1724400</text:p>
          </table:table-cell>
          <table:table-cell office:value-type="float" office:value="933200" calcext:value-type="float">
            <text:p>933200</text:p>
          </table:table-cell>
          <table:table-cell office:value-type="float" office:value="791200" calcext:value-type="float">
            <text:p>791200</text:p>
          </table:table-cell>
          <table:table-cell table:style-name="ce34" office:value-type="string" calcext:value-type="string">
            <text:p>ogółem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96000" calcext:value-type="float">
            <text:p>96000</text:p>
          </table:table-cell>
          <table:table-cell office:value-type="float" office:value="46500" calcext:value-type="float">
            <text:p>46500</text:p>
          </table:table-cell>
          <table:table-cell office:value-type="float" office:value="49500" calcext:value-type="float">
            <text:p>49500</text:p>
          </table:table-cell>
          <table:table-cell table:style-name="ce34" office:value-type="string" calcext:value-type="string">
            <text:p><text:s/>0-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82600" calcext:value-type="float">
            <text:p>82600</text:p>
          </table:table-cell>
          <table:table-cell office:value-type="float" office:value="40400" calcext:value-type="float">
            <text:p>40400</text:p>
          </table:table-cell>
          <table:table-cell office:value-type="float" office:value="42200" calcext:value-type="float">
            <text:p>42200</text:p>
          </table:table-cell>
          <table:table-cell table:style-name="ce35" office:value-type="string" calcext:value-type="string">
            <text:p>5-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61700" calcext:value-type="float">
            <text:p>61700</text:p>
          </table:table-cell>
          <table:table-cell office:value-type="float" office:value="30300" calcext:value-type="float">
            <text:p>30300</text:p>
          </table:table-cell>
          <table:table-cell office:value-type="float" office:value="31400" calcext:value-type="float">
            <text:p>31400</text:p>
          </table:table-cell>
          <table:table-cell table:style-name="ce36" office:value-type="string" calcext:value-type="string">
            <text:p>10-1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61600" calcext:value-type="float">
            <text:p>61600</text:p>
          </table:table-cell>
          <table:table-cell office:value-type="float" office:value="30300" calcext:value-type="float">
            <text:p>30300</text:p>
          </table:table-cell>
          <table:table-cell office:value-type="float" office:value="31300" calcext:value-type="float">
            <text:p>31300</text:p>
          </table:table-cell>
          <table:table-cell table:style-name="ce36" office:value-type="string" calcext:value-type="string">
            <text:p>15-1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85700" calcext:value-type="float">
            <text:p>85700</text:p>
          </table:table-cell>
          <table:table-cell office:value-type="float" office:value="43300" calcext:value-type="float">
            <text:p>43300</text:p>
          </table:table-cell>
          <table:table-cell office:value-type="float" office:value="42400" calcext:value-type="float">
            <text:p>42400</text:p>
          </table:table-cell>
          <table:table-cell table:style-name="ce36" office:value-type="string" calcext:value-type="string">
            <text:p>20-2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38500" calcext:value-type="float">
            <text:p>138500</text:p>
          </table:table-cell>
          <table:table-cell office:value-type="float" office:value="73000" calcext:value-type="float">
            <text:p>73000</text:p>
          </table:table-cell>
          <table:table-cell office:value-type="float" office:value="65500" calcext:value-type="float">
            <text:p>65500</text:p>
          </table:table-cell>
          <table:table-cell table:style-name="ce36" office:value-type="string" calcext:value-type="string">
            <text:p>25-2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66000" calcext:value-type="float">
            <text:p>166000</text:p>
          </table:table-cell>
          <table:table-cell office:value-type="float" office:value="87700" calcext:value-type="float">
            <text:p>87700</text:p>
          </table:table-cell>
          <table:table-cell office:value-type="float" office:value="78300" calcext:value-type="float">
            <text:p>78300</text:p>
          </table:table-cell>
          <table:table-cell table:style-name="ce36" office:value-type="string" calcext:value-type="string">
            <text:p>30-3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56500" calcext:value-type="float">
            <text:p>156500</text:p>
          </table:table-cell>
          <table:table-cell office:value-type="float" office:value="82100" calcext:value-type="float">
            <text:p>82100</text:p>
          </table:table-cell>
          <table:table-cell office:value-type="float" office:value="74400" calcext:value-type="float">
            <text:p>74400</text:p>
          </table:table-cell>
          <table:table-cell table:style-name="ce36" office:value-type="string" calcext:value-type="string">
            <text:p>35-3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14400" calcext:value-type="float">
            <text:p>114400</text:p>
          </table:table-cell>
          <table:table-cell office:value-type="float" office:value="58800" calcext:value-type="float">
            <text:p>58800</text:p>
          </table:table-cell>
          <table:table-cell office:value-type="float" office:value="55600" calcext:value-type="float">
            <text:p>55600</text:p>
          </table:table-cell>
          <table:table-cell table:style-name="ce36" office:value-type="string" calcext:value-type="string">
            <text:p>40-4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88700" calcext:value-type="float">
            <text:p>88700</text:p>
          </table:table-cell>
          <table:table-cell office:value-type="float" office:value="45900" calcext:value-type="float">
            <text:p>45900</text:p>
          </table:table-cell>
          <table:table-cell office:value-type="float" office:value="42800" calcext:value-type="float">
            <text:p>42800</text:p>
          </table:table-cell>
          <table:table-cell table:style-name="ce36" office:value-type="string" calcext:value-type="string">
            <text:p>45-4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98200" calcext:value-type="float">
            <text:p>98200</text:p>
          </table:table-cell>
          <table:table-cell office:value-type="float" office:value="52600" calcext:value-type="float">
            <text:p>52600</text:p>
          </table:table-cell>
          <table:table-cell office:value-type="float" office:value="45600" calcext:value-type="float">
            <text:p>45600</text:p>
          </table:table-cell>
          <table:table-cell table:style-name="ce36" office:value-type="string" calcext:value-type="string">
            <text:p>50-5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33100" calcext:value-type="float">
            <text:p>133100</text:p>
          </table:table-cell>
          <table:table-cell office:value-type="float" office:value="73500" calcext:value-type="float">
            <text:p>73500</text:p>
          </table:table-cell>
          <table:table-cell office:value-type="float" office:value="59600" calcext:value-type="float">
            <text:p>59600</text:p>
          </table:table-cell>
          <table:table-cell table:style-name="ce36" office:value-type="string" calcext:value-type="string">
            <text:p>55-5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25900" calcext:value-type="float">
            <text:p>125900</text:p>
          </table:table-cell>
          <table:table-cell office:value-type="float" office:value="71100" calcext:value-type="float">
            <text:p>71100</text:p>
          </table:table-cell>
          <table:table-cell office:value-type="float" office:value="54800" calcext:value-type="float">
            <text:p>54800</text:p>
          </table:table-cell>
          <table:table-cell table:style-name="ce36" office:value-type="string" calcext:value-type="string">
            <text:p>60-6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91600" calcext:value-type="float">
            <text:p>91600</text:p>
          </table:table-cell>
          <table:table-cell office:value-type="float" office:value="53800" calcext:value-type="float">
            <text:p>53800</text:p>
          </table:table-cell>
          <table:table-cell office:value-type="float" office:value="37800" calcext:value-type="float">
            <text:p>37800</text:p>
          </table:table-cell>
          <table:table-cell table:style-name="ce36" office:value-type="string" calcext:value-type="string">
            <text:p>65-6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64100" calcext:value-type="float">
            <text:p>64100</text:p>
          </table:table-cell>
          <table:table-cell office:value-type="float" office:value="39300" calcext:value-type="float">
            <text:p>39300</text:p>
          </table:table-cell>
          <table:table-cell office:value-type="float" office:value="24800" calcext:value-type="float">
            <text:p>24800</text:p>
          </table:table-cell>
          <table:table-cell table:style-name="ce36" office:value-type="string" calcext:value-type="string">
            <text:p>70-7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64700" calcext:value-type="float">
            <text:p>64700</text:p>
          </table:table-cell>
          <table:table-cell office:value-type="float" office:value="41600" calcext:value-type="float">
            <text:p>41600</text:p>
          </table:table-cell>
          <table:table-cell office:value-type="float" office:value="23100" calcext:value-type="float">
            <text:p>23100</text:p>
          </table:table-cell>
          <table:table-cell table:style-name="ce36" office:value-type="string" calcext:value-type="string">
            <text:p>75-7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95000" calcext:value-type="float">
            <text:p>95000</text:p>
          </table:table-cell>
          <table:table-cell office:value-type="float" office:value="63000" calcext:value-type="float">
            <text:p>63000</text:p>
          </table:table-cell>
          <table:table-cell office:value-type="float" office:value="32000" calcext:value-type="float">
            <text:p>32000</text:p>
          </table:table-cell>
          <table:table-cell table:style-name="ce34" office:value-type="string" calcext:value-type="string">
            <text:p>80 lat i więcej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711300" calcext:value-type="float">
            <text:p>711300</text:p>
          </table:table-cell>
          <table:table-cell office:value-type="float" office:value="387600" calcext:value-type="float">
            <text:p>387600</text:p>
          </table:table-cell>
          <table:table-cell office:value-type="float" office:value="323700" calcext:value-type="float">
            <text:p>323700</text:p>
          </table:table-cell>
          <table:table-cell table:style-name="ce34" office:value-type="string" calcext:value-type="string">
            <text:p>ogółem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7800" calcext:value-type="float">
            <text:p>17800</text:p>
          </table:table-cell>
          <table:table-cell office:value-type="float" office:value="8700" calcext:value-type="float">
            <text:p>8700</text:p>
          </table:table-cell>
          <table:table-cell office:value-type="float" office:value="9100" calcext:value-type="float">
            <text:p>9100</text:p>
          </table:table-cell>
          <table:table-cell table:style-name="ce34" office:value-type="string" calcext:value-type="string">
            <text:p>0-2 lata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25200" calcext:value-type="float">
            <text:p>25200</text:p>
          </table:table-cell>
          <table:table-cell office:value-type="float" office:value="12300" calcext:value-type="float">
            <text:p>12300</text:p>
          </table:table-cell>
          <table:table-cell office:value-type="float" office:value="12900" calcext:value-type="float">
            <text:p>12900</text:p>
          </table:table-cell>
          <table:table-cell table:style-name="ce34" office:value-type="string" calcext:value-type="string">
            <text:p>3-6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31300" calcext:value-type="float">
            <text:p>31300</text:p>
          </table:table-cell>
          <table:table-cell office:value-type="float" office:value="15100" calcext:value-type="float">
            <text:p>15100</text:p>
          </table:table-cell>
          <table:table-cell office:value-type="float" office:value="16100" calcext:value-type="float">
            <text:p>16100</text:p>
          </table:table-cell>
          <table:table-cell table:style-name="ce34" office:value-type="string" calcext:value-type="string">
            <text:p>7-12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5100" calcext:value-type="float">
            <text:p>15100</text:p>
          </table:table-cell>
          <table:table-cell office:value-type="float" office:value="7400" calcext:value-type="float">
            <text:p>7400</text:p>
          </table:table-cell>
          <table:table-cell office:value-type="float" office:value="7700" calcext:value-type="float">
            <text:p>7700</text:p>
          </table:table-cell>
          <table:table-cell table:style-name="ce34" office:value-type="string" calcext:value-type="string">
            <text:p>13-15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7300" calcext:value-type="float">
            <text:p>173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table:style-name="ce34" office:value-type="string" calcext:value-type="string">
            <text:p>16-18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44700" calcext:value-type="float">
            <text:p>44700</text:p>
          </table:table-cell>
          <table:table-cell office:value-type="float" office:value="22300" calcext:value-type="float">
            <text:p>22300</text:p>
          </table:table-cell>
          <table:table-cell office:value-type="float" office:value="22400" calcext:value-type="float">
            <text:p>22400</text:p>
          </table:table-cell>
          <table:table-cell table:style-name="ce34" office:value-type="string" calcext:value-type="string">
            <text:p>19-2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11300" calcext:value-type="float">
            <text:p>111300</text:p>
          </table:table-cell>
          <table:table-cell office:value-type="float" office:value="56100" calcext:value-type="float">
            <text:p>56100</text:p>
          </table:table-cell>
          <table:table-cell office:value-type="float" office:value="55200" calcext:value-type="float">
            <text:p>55200</text:p>
          </table:table-cell>
          <table:table-cell table:style-name="ce34" office:value-type="string" calcext:value-type="string">
            <text:p>25-3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01200" calcext:value-type="float">
            <text:p>101200</text:p>
          </table:table-cell>
          <table:table-cell office:value-type="float" office:value="51300" calcext:value-type="float">
            <text:p>51300</text:p>
          </table:table-cell>
          <table:table-cell office:value-type="float" office:value="49900" calcext:value-type="float">
            <text:p>49900</text:p>
          </table:table-cell>
          <table:table-cell table:style-name="ce34" office:value-type="string" calcext:value-type="string">
            <text:p>35-4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85800" calcext:value-type="float">
            <text:p>85800</text:p>
          </table:table-cell>
          <table:table-cell office:value-type="float" office:value="46100" calcext:value-type="float">
            <text:p>46100</text:p>
          </table:table-cell>
          <table:table-cell office:value-type="float" office:value="39700" calcext:value-type="float">
            <text:p>39700</text:p>
          </table:table-cell>
          <table:table-cell table:style-name="ce34" office:value-type="string" calcext:value-type="string">
            <text:p>45-5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24300" calcext:value-type="float">
            <text:p>124300</text:p>
          </table:table-cell>
          <table:table-cell office:value-type="float" office:value="70600" calcext:value-type="float">
            <text:p>70600</text:p>
          </table:table-cell>
          <table:table-cell office:value-type="float" office:value="53600" calcext:value-type="float">
            <text:p>53600</text:p>
          </table:table-cell>
          <table:table-cell table:style-name="ce34" office:value-type="string" calcext:value-type="string">
            <text:p>55-6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37500" calcext:value-type="float">
            <text:p>137500</text:p>
          </table:table-cell>
          <table:table-cell office:value-type="float" office:value="89500" calcext:value-type="float">
            <text:p>89500</text:p>
          </table:table-cell>
          <table:table-cell office:value-type="float" office:value="48000" calcext:value-type="float">
            <text:p>48000</text:p>
          </table:table-cell>
          <table:table-cell table:style-name="ce34" office:value-type="string" calcext:value-type="string">
            <text:p>65 lat i więcej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758334" calcext:value-type="float">
            <text:p>758334</text:p>
          </table:table-cell>
          <table:table-cell office:value-type="float" office:value="405051" calcext:value-type="float">
            <text:p>405051</text:p>
          </table:table-cell>
          <table:table-cell office:value-type="float" office:value="353283" calcext:value-type="float">
            <text:p>353283</text:p>
          </table:table-cell>
          <table:table-cell office:value-type="string" calcext:value-type="string">
            <text:p>ogółem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3201" calcext:value-type="float">
            <text:p>23201</text:p>
          </table:table-cell>
          <table:table-cell office:value-type="float" office:value="11053" calcext:value-type="float">
            <text:p>11053</text:p>
          </table:table-cell>
          <table:table-cell office:value-type="float" office:value="12148" calcext:value-type="float">
            <text:p>12148</text:p>
          </table:table-cell>
          <table:table-cell office:value-type="string" calcext:value-type="string">
            <text:p>0-2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9265" calcext:value-type="float">
            <text:p>29265</text:p>
          </table:table-cell>
          <table:table-cell office:value-type="float" office:value="14303" calcext:value-type="float">
            <text:p>14303</text:p>
          </table:table-cell>
          <table:table-cell office:value-type="float" office:value="14962" calcext:value-type="float">
            <text:p>14962</text:p>
          </table:table-cell>
          <table:table-cell office:value-type="string" calcext:value-type="string">
            <text:p>3-6 lat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4750" calcext:value-type="float">
            <text:p>34750</text:p>
          </table:table-cell>
          <table:table-cell office:value-type="float" office:value="16765" calcext:value-type="float">
            <text:p>16765</text:p>
          </table:table-cell>
          <table:table-cell office:value-type="float" office:value="17985" calcext:value-type="float">
            <text:p>17985</text:p>
          </table:table-cell>
          <table:table-cell office:value-type="string" calcext:value-type="string">
            <text:p>7-12 lat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7202" calcext:value-type="float">
            <text:p>17202</text:p>
          </table:table-cell>
          <table:table-cell office:value-type="float" office:value="8511" calcext:value-type="float">
            <text:p>8511</text:p>
          </table:table-cell>
          <table:table-cell office:value-type="float" office:value="8691" calcext:value-type="float">
            <text:p>8691</text:p>
          </table:table-cell>
          <table:table-cell office:value-type="string" calcext:value-type="string">
            <text:p>13-15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9550" calcext:value-type="float">
            <text:p>19550</text:p>
          </table:table-cell>
          <table:table-cell office:value-type="float" office:value="9645" calcext:value-type="float">
            <text:p>9645</text:p>
          </table:table-cell>
          <table:table-cell office:value-type="float" office:value="9905" calcext:value-type="float">
            <text:p>9905</text:p>
          </table:table-cell>
          <table:table-cell office:value-type="string" calcext:value-type="string">
            <text:p>16-18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1436" calcext:value-type="float">
            <text:p>61436</text:p>
          </table:table-cell>
          <table:table-cell office:value-type="float" office:value="31234" calcext:value-type="float">
            <text:p>31234</text:p>
          </table:table-cell>
          <table:table-cell office:value-type="float" office:value="30202" calcext:value-type="float">
            <text:p>30202</text:p>
          </table:table-cell>
          <table:table-cell office:value-type="string" calcext:value-type="string">
            <text:p>19-2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70129" calcext:value-type="float">
            <text:p>70129</text:p>
          </table:table-cell>
          <table:table-cell office:value-type="float" office:value="36425" calcext:value-type="float">
            <text:p>36425</text:p>
          </table:table-cell>
          <table:table-cell office:value-type="float" office:value="33704" calcext:value-type="float">
            <text:p>33704</text:p>
          </table:table-cell>
          <table:table-cell office:value-type="string" calcext:value-type="string">
            <text:p>25-2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9171" calcext:value-type="float">
            <text:p>69171</text:p>
          </table:table-cell>
          <table:table-cell office:value-type="float" office:value="35472" calcext:value-type="float">
            <text:p>35472</text:p>
          </table:table-cell>
          <table:table-cell office:value-type="float" office:value="33699" calcext:value-type="float">
            <text:p>33699</text:p>
          </table:table-cell>
          <table:table-cell office:value-type="string" calcext:value-type="string">
            <text:p>30-3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1272" calcext:value-type="float">
            <text:p>61272</text:p>
          </table:table-cell>
          <table:table-cell office:value-type="float" office:value="31337" calcext:value-type="float">
            <text:p>31337</text:p>
          </table:table-cell>
          <table:table-cell office:value-type="float" office:value="29935" calcext:value-type="float">
            <text:p>29935</text:p>
          </table:table-cell>
          <table:table-cell office:value-type="string" calcext:value-type="string">
            <text:p>35-3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7436" calcext:value-type="float">
            <text:p>47436</text:p>
          </table:table-cell>
          <table:table-cell office:value-type="float" office:value="24275" calcext:value-type="float">
            <text:p>24275</text:p>
          </table:table-cell>
          <table:table-cell office:value-type="float" office:value="23161" calcext:value-type="float">
            <text:p>23161</text:p>
          </table:table-cell>
          <table:table-cell office:value-type="string" calcext:value-type="string">
            <text:p>40-4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2322" calcext:value-type="float">
            <text:p>42322</text:p>
          </table:table-cell>
          <table:table-cell office:value-type="float" office:value="21892" calcext:value-type="float">
            <text:p>21892</text:p>
          </table:table-cell>
          <table:table-cell office:value-type="float" office:value="20430" calcext:value-type="float">
            <text:p>20430</text:p>
          </table:table-cell>
          <table:table-cell office:value-type="string" calcext:value-type="string">
            <text:p>45-4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7864" calcext:value-type="float">
            <text:p>47864</text:p>
          </table:table-cell>
          <table:table-cell office:value-type="float" office:value="25698" calcext:value-type="float">
            <text:p>25698</text:p>
          </table:table-cell>
          <table:table-cell office:value-type="float" office:value="22166" calcext:value-type="float">
            <text:p>22166</text:p>
          </table:table-cell>
          <table:table-cell office:value-type="string" calcext:value-type="string">
            <text:p>50-5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6943" calcext:value-type="float">
            <text:p>56943</text:p>
          </table:table-cell>
          <table:table-cell office:value-type="float" office:value="31440" calcext:value-type="float">
            <text:p>31440</text:p>
          </table:table-cell>
          <table:table-cell office:value-type="float" office:value="25503" calcext:value-type="float">
            <text:p>25503</text:p>
          </table:table-cell>
          <table:table-cell office:value-type="string" calcext:value-type="string">
            <text:p>55-5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1666" calcext:value-type="float">
            <text:p>51666</text:p>
          </table:table-cell>
          <table:table-cell office:value-type="float" office:value="29210" calcext:value-type="float">
            <text:p>29210</text:p>
          </table:table-cell>
          <table:table-cell office:value-type="float" office:value="22456" calcext:value-type="float">
            <text:p>22456</text:p>
          </table:table-cell>
          <table:table-cell office:value-type="string" calcext:value-type="string">
            <text:p>60-6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8476" calcext:value-type="float">
            <text:p>38476</text:p>
          </table:table-cell>
          <table:table-cell office:value-type="float" office:value="22034" calcext:value-type="float">
            <text:p>22034</text:p>
          </table:table-cell>
          <table:table-cell office:value-type="float" office:value="16442" calcext:value-type="float">
            <text:p>16442</text:p>
          </table:table-cell>
          <table:table-cell office:value-type="string" calcext:value-type="string">
            <text:p>65-6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7876" calcext:value-type="float">
            <text:p>27876</text:p>
          </table:table-cell>
          <table:table-cell office:value-type="float" office:value="16573" calcext:value-type="float">
            <text:p>16573</text:p>
          </table:table-cell>
          <table:table-cell office:value-type="float" office:value="11303" calcext:value-type="float">
            <text:p>11303</text:p>
          </table:table-cell>
          <table:table-cell office:value-type="string" calcext:value-type="string">
            <text:p>70-7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5983" calcext:value-type="float">
            <text:p>25983</text:p>
          </table:table-cell>
          <table:table-cell office:value-type="float" office:value="16228" calcext:value-type="float">
            <text:p>16228</text:p>
          </table:table-cell>
          <table:table-cell office:value-type="float" office:value="9755" calcext:value-type="float">
            <text:p>9755</text:p>
          </table:table-cell>
          <table:table-cell office:value-type="string" calcext:value-type="string">
            <text:p>78-7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0101" calcext:value-type="float">
            <text:p>20101</text:p>
          </table:table-cell>
          <table:table-cell office:value-type="float" office:value="13173" calcext:value-type="float">
            <text:p>13173</text:p>
          </table:table-cell>
          <table:table-cell office:value-type="float" office:value="6928" calcext:value-type="float">
            <text:p>6928</text:p>
          </table:table-cell>
          <table:table-cell office:value-type="string" calcext:value-type="string">
            <text:p>80 -8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9976" calcext:value-type="float">
            <text:p>9976</text:p>
          </table:table-cell>
          <table:table-cell office:value-type="float" office:value="6988" calcext:value-type="float">
            <text:p>6988</text:p>
          </table:table-cell>
          <table:table-cell office:value-type="float" office:value="2988" calcext:value-type="float">
            <text:p>2988</text:p>
          </table:table-cell>
          <table:table-cell office:value-type="string" calcext:value-type="string">
            <text:p>85-8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060" calcext:value-type="float">
            <text:p>3060</text:p>
          </table:table-cell>
          <table:table-cell office:value-type="float" office:value="2266" calcext:value-type="float">
            <text:p>2266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90-9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22" calcext:value-type="float">
            <text:p>522</text:p>
          </table:table-cell>
          <table:table-cell office:value-type="float" office:value="418" calcext:value-type="float">
            <text:p>4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95-9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0 lat i więcej 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631235" calcext:value-type="float">
            <text:p>631235</text:p>
          </table:table-cell>
          <table:table-cell office:value-type="float" office:value="336666" calcext:value-type="float">
            <text:p>336666</text:p>
          </table:table-cell>
          <table:table-cell office:value-type="float" office:value="294569" calcext:value-type="float">
            <text:p>294569</text:p>
          </table:table-cell>
          <table:table-cell office:value-type="string" calcext:value-type="string">
            <text:p>ogółem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9794" calcext:value-type="float">
            <text:p>19794</text:p>
          </table:table-cell>
          <table:table-cell office:value-type="float" office:value="9634" calcext:value-type="float">
            <text:p>9634</text:p>
          </table:table-cell>
          <table:table-cell office:value-type="float" office:value="10160" calcext:value-type="float">
            <text:p>10160</text:p>
          </table:table-cell>
          <table:table-cell office:value-type="string" calcext:value-type="string">
            <text:p>0-2 lata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2832" calcext:value-type="float">
            <text:p>22832</text:p>
          </table:table-cell>
          <table:table-cell office:value-type="float" office:value="11258" calcext:value-type="float">
            <text:p>11258</text:p>
          </table:table-cell>
          <table:table-cell office:value-type="float" office:value="11574" calcext:value-type="float">
            <text:p>11574</text:p>
          </table:table-cell>
          <table:table-cell office:value-type="string" calcext:value-type="string">
            <text:p>3-6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5024" calcext:value-type="float">
            <text:p>35024</text:p>
          </table:table-cell>
          <table:table-cell office:value-type="float" office:value="17092" calcext:value-type="float">
            <text:p>17092</text:p>
          </table:table-cell>
          <table:table-cell office:value-type="float" office:value="17932" calcext:value-type="float">
            <text:p>17932</text:p>
          </table:table-cell>
          <table:table-cell office:value-type="string" calcext:value-type="string">
            <text:p>7-1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4990" calcext:value-type="float">
            <text:p>14990</text:p>
          </table:table-cell>
          <table:table-cell office:value-type="float" office:value="7316" calcext:value-type="float">
            <text:p>7316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15-17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1224" calcext:value-type="float">
            <text:p>11224</text:p>
          </table:table-cell>
          <table:table-cell office:value-type="float" office:value="5519" calcext:value-type="float">
            <text:p>5519</text:p>
          </table:table-cell>
          <table:table-cell office:value-type="float" office:value="5705" calcext:value-type="float">
            <text:p>5705</text:p>
          </table:table-cell>
          <table:table-cell office:value-type="string" calcext:value-type="string">
            <text:p>18-1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6029" calcext:value-type="float">
            <text:p>46029</text:p>
          </table:table-cell>
          <table:table-cell office:value-type="float" office:value="23601" calcext:value-type="float">
            <text:p>23601</text:p>
          </table:table-cell>
          <table:table-cell office:value-type="float" office:value="22428" calcext:value-type="float">
            <text:p>22428</text:p>
          </table:table-cell>
          <table:table-cell office:value-type="string" calcext:value-type="string">
            <text:p>20-2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60924" calcext:value-type="float">
            <text:p>60924</text:p>
          </table:table-cell>
          <table:table-cell office:value-type="float" office:value="31135" calcext:value-type="float">
            <text:p>31135</text:p>
          </table:table-cell>
          <table:table-cell office:value-type="float" office:value="29789" calcext:value-type="float">
            <text:p>29789</text:p>
          </table:table-cell>
          <table:table-cell office:value-type="string" calcext:value-type="string">
            <text:p>25-2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58367" calcext:value-type="float">
            <text:p>58367</text:p>
          </table:table-cell>
          <table:table-cell office:value-type="float" office:value="29540" calcext:value-type="float">
            <text:p>29540</text:p>
          </table:table-cell>
          <table:table-cell office:value-type="float" office:value="28827" calcext:value-type="float">
            <text:p>28827</text:p>
          </table:table-cell>
          <table:table-cell office:value-type="string" calcext:value-type="string">
            <text:p>30-3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8765" calcext:value-type="float">
            <text:p>48765</text:p>
          </table:table-cell>
          <table:table-cell office:value-type="float" office:value="24625" calcext:value-type="float">
            <text:p>24625</text:p>
          </table:table-cell>
          <table:table-cell office:value-type="float" office:value="24140" calcext:value-type="float">
            <text:p>24140</text:p>
          </table:table-cell>
          <table:table-cell office:value-type="string" calcext:value-type="string">
            <text:p>35-3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5308" calcext:value-type="float">
            <text:p>35308</text:p>
          </table:table-cell>
          <table:table-cell office:value-type="float" office:value="17684" calcext:value-type="float">
            <text:p>17684</text:p>
          </table:table-cell>
          <table:table-cell office:value-type="float" office:value="17624" calcext:value-type="float">
            <text:p>17624</text:p>
          </table:table-cell>
          <table:table-cell office:value-type="string" calcext:value-type="string">
            <text:p>40-4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3902" calcext:value-type="float">
            <text:p>33902</text:p>
          </table:table-cell>
          <table:table-cell office:value-type="float" office:value="17550" calcext:value-type="float">
            <text:p>17550</text:p>
          </table:table-cell>
          <table:table-cell office:value-type="float" office:value="16352" calcext:value-type="float">
            <text:p>16352</text:p>
          </table:table-cell>
          <table:table-cell office:value-type="string" calcext:value-type="string">
            <text:p>45-4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3660" calcext:value-type="float">
            <text:p>43660</text:p>
          </table:table-cell>
          <table:table-cell office:value-type="float" office:value="23247" calcext:value-type="float">
            <text:p>23247</text:p>
          </table:table-cell>
          <table:table-cell office:value-type="float" office:value="20413" calcext:value-type="float">
            <text:p>20413</text:p>
          </table:table-cell>
          <table:table-cell office:value-type="string" calcext:value-type="string">
            <text:p>50-5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52356" calcext:value-type="float">
            <text:p>52356</text:p>
          </table:table-cell>
          <table:table-cell office:value-type="float" office:value="28628" calcext:value-type="float">
            <text:p>28628</text:p>
          </table:table-cell>
          <table:table-cell office:value-type="float" office:value="23728" calcext:value-type="float">
            <text:p>23728</text:p>
          </table:table-cell>
          <table:table-cell office:value-type="string" calcext:value-type="string">
            <text:p>55-5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6968" calcext:value-type="float">
            <text:p>46968</text:p>
          </table:table-cell>
          <table:table-cell office:value-type="float" office:value="26170" calcext:value-type="float">
            <text:p>26170</text:p>
          </table:table-cell>
          <table:table-cell office:value-type="float" office:value="20798" calcext:value-type="float">
            <text:p>20798</text:p>
          </table:table-cell>
          <table:table-cell office:value-type="string" calcext:value-type="string">
            <text:p>60-6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5574" calcext:value-type="float">
            <text:p>25574</text:p>
          </table:table-cell>
          <table:table-cell office:value-type="float" office:value="14735" calcext:value-type="float">
            <text:p>14735</text:p>
          </table:table-cell>
          <table:table-cell office:value-type="float" office:value="10839" calcext:value-type="float">
            <text:p>10839</text:p>
          </table:table-cell>
          <table:table-cell office:value-type="string" calcext:value-type="string">
            <text:p>65-6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3792" calcext:value-type="float">
            <text:p>23792</text:p>
          </table:table-cell>
          <table:table-cell office:value-type="float" office:value="14574" calcext:value-type="float">
            <text:p>14574</text:p>
          </table:table-cell>
          <table:table-cell office:value-type="float" office:value="9218" calcext:value-type="float">
            <text:p>9218</text:p>
          </table:table-cell>
          <table:table-cell office:value-type="string" calcext:value-type="string">
            <text:p>70-7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2486" calcext:value-type="float">
            <text:p>22486</text:p>
          </table:table-cell>
          <table:table-cell office:value-type="float" office:value="14303" calcext:value-type="float">
            <text:p>14303</text:p>
          </table:table-cell>
          <table:table-cell office:value-type="float" office:value="8183" calcext:value-type="float">
            <text:p>8183</text:p>
          </table:table-cell>
          <table:table-cell office:value-type="string" calcext:value-type="string">
            <text:p>75-7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7380" calcext:value-type="float">
            <text:p>17380</text:p>
          </table:table-cell>
          <table:table-cell office:value-type="float" office:value="11563" calcext:value-type="float">
            <text:p>11563</text:p>
          </table:table-cell>
          <table:table-cell office:value-type="float" office:value="5817" calcext:value-type="float">
            <text:p>5817</text:p>
          </table:table-cell>
          <table:table-cell office:value-type="string" calcext:value-type="string">
            <text:p>80-8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1860" calcext:value-type="float">
            <text:p>11860</text:p>
          </table:table-cell>
          <table:table-cell office:value-type="float" office:value="8492" calcext:value-type="float">
            <text:p>8492</text:p>
          </table:table-cell>
          <table:table-cell office:value-type="float" office:value="3368" calcext:value-type="float">
            <text:p>3368</text:p>
          </table:table-cell>
          <table:table-cell office:value-type="string" calcext:value-type="string">
            <text:p>85 lat i więcej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550742" calcext:value-type="float">
            <text:p>550742</text:p>
          </table:table-cell>
          <table:table-cell office:value-type="float" office:value="256499" calcext:value-type="float">
            <text:p>256499</text:p>
          </table:table-cell>
          <table:table-cell office:value-type="float" office:value="294243" calcext:value-type="float">
            <text:p>294243</text:p>
          </table:table-cell>
          <table:table-cell office:value-type="string" calcext:value-type="string">
            <text:p>ogółem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7451" calcext:value-type="float">
            <text:p>17451</text:p>
          </table:table-cell>
          <table:table-cell office:value-type="float" office:value="8977" calcext:value-type="float">
            <text:p>8977</text:p>
          </table:table-cell>
          <table:table-cell office:value-type="float" office:value="8474" calcext:value-type="float">
            <text:p>8474</text:p>
          </table:table-cell>
          <table:table-cell office:value-type="string" calcext:value-type="string">
            <text:p>0-2 lata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21530" calcext:value-type="float">
            <text:p>21530</text:p>
          </table:table-cell>
          <table:table-cell office:value-type="float" office:value="11088" calcext:value-type="float">
            <text:p>11088</text:p>
          </table:table-cell>
          <table:table-cell office:value-type="float" office:value="10442" calcext:value-type="float">
            <text:p>10442</text:p>
          </table:table-cell>
          <table:table-cell office:value-type="string" calcext:value-type="string">
            <text:p>3-6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24743" calcext:value-type="float">
            <text:p>24743</text:p>
          </table:table-cell>
          <table:table-cell office:value-type="float" office:value="12727" calcext:value-type="float">
            <text:p>12727</text:p>
          </table:table-cell>
          <table:table-cell office:value-type="float" office:value="12016" calcext:value-type="float">
            <text:p>12016</text:p>
          </table:table-cell>
          <table:table-cell office:value-type="string" calcext:value-type="string">
            <text:p>7-12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2119" calcext:value-type="float">
            <text:p>12119</text:p>
          </table:table-cell>
          <table:table-cell office:value-type="float" office:value="6155" calcext:value-type="float">
            <text:p>6155</text:p>
          </table:table-cell>
          <table:table-cell office:value-type="float" office:value="5964" calcext:value-type="float">
            <text:p>5964</text:p>
          </table:table-cell>
          <table:table-cell office:value-type="string" calcext:value-type="string">
            <text:p>13-15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3500" calcext:value-type="float">
            <text:p>13500</text:p>
          </table:table-cell>
          <table:table-cell office:value-type="float" office:value="6849" calcext:value-type="float">
            <text:p>6849</text:p>
          </table:table-cell>
          <table:table-cell office:value-type="float" office:value="6651" calcext:value-type="float">
            <text:p>6651</text:p>
          </table:table-cell>
          <table:table-cell office:value-type="string" calcext:value-type="string">
            <text:p>16-18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42888" calcext:value-type="float">
            <text:p>42888</text:p>
          </table:table-cell>
          <table:table-cell office:value-type="float" office:value="21048" calcext:value-type="float">
            <text:p>21048</text:p>
          </table:table-cell>
          <table:table-cell office:value-type="float" office:value="21840" calcext:value-type="float">
            <text:p>21840</text:p>
          </table:table-cell>
          <table:table-cell office:value-type="string" calcext:value-type="string">
            <text:p>19-2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03599" calcext:value-type="float">
            <text:p>103599</text:p>
          </table:table-cell>
          <table:table-cell office:value-type="float" office:value="50680" calcext:value-type="float">
            <text:p>50680</text:p>
          </table:table-cell>
          <table:table-cell office:value-type="float" office:value="52919" calcext:value-type="float">
            <text:p>52919</text:p>
          </table:table-cell>
          <table:table-cell office:value-type="string" calcext:value-type="string">
            <text:p>25-3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76899" calcext:value-type="float">
            <text:p>76899</text:p>
          </table:table-cell>
          <table:table-cell office:value-type="float" office:value="37877" calcext:value-type="float">
            <text:p>37877</text:p>
          </table:table-cell>
          <table:table-cell office:value-type="float" office:value="39022" calcext:value-type="float">
            <text:p>39022</text:p>
          </table:table-cell>
          <table:table-cell office:value-type="string" calcext:value-type="string">
            <text:p>35-4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63288" calcext:value-type="float">
            <text:p>63288</text:p>
          </table:table-cell>
          <table:table-cell office:value-type="float" office:value="30054" calcext:value-type="float">
            <text:p>30054</text:p>
          </table:table-cell>
          <table:table-cell office:value-type="float" office:value="33234" calcext:value-type="float">
            <text:p>33234</text:p>
          </table:table-cell>
          <table:table-cell office:value-type="string" calcext:value-type="string">
            <text:p>45-5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84589" calcext:value-type="float">
            <text:p>84589</text:p>
          </table:table-cell>
          <table:table-cell office:value-type="float" office:value="37271" calcext:value-type="float">
            <text:p>37271</text:p>
          </table:table-cell>
          <table:table-cell office:value-type="float" office:value="47318" calcext:value-type="float">
            <text:p>47318</text:p>
          </table:table-cell>
          <table:table-cell office:value-type="string" calcext:value-type="string">
            <text:p>55-6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90136" calcext:value-type="float">
            <text:p>90136</text:p>
          </table:table-cell>
          <table:table-cell office:value-type="float" office:value="33773" calcext:value-type="float">
            <text:p>33773</text:p>
          </table:table-cell>
          <table:table-cell office:value-type="float" office:value="56363" calcext:value-type="float">
            <text:p>56363</text:p>
          </table:table-cell>
          <table:table-cell office:value-type="string" calcext:value-type="string">
            <text:p>65 lat i więcej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456658" calcext:value-type="float">
            <text:p>456658</text:p>
          </table:table-cell>
          <table:table-cell office:value-type="float" office:value="216374" calcext:value-type="float">
            <text:p>216374</text:p>
          </table:table-cell>
          <table:table-cell office:value-type="float" office:value="240284" calcext:value-type="float">
            <text:p>240284</text:p>
          </table:table-cell>
          <table:table-cell office:value-type="string" calcext:value-type="string">
            <text:p>ogółem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2540" calcext:value-type="float">
            <text:p>12540</text:p>
          </table:table-cell>
          <table:table-cell office:value-type="float" office:value="6481" calcext:value-type="float">
            <text:p>6481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0-2 lata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4849" calcext:value-type="float">
            <text:p>14849</text:p>
          </table:table-cell>
          <table:table-cell office:value-type="float" office:value="7603" calcext:value-type="float">
            <text:p>7603</text:p>
          </table:table-cell>
          <table:table-cell office:value-type="float" office:value="7246" calcext:value-type="float">
            <text:p>7246</text:p>
          </table:table-cell>
          <table:table-cell office:value-type="string" calcext:value-type="string">
            <text:p>3-6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3025" calcext:value-type="float">
            <text:p>33025</text:p>
          </table:table-cell>
          <table:table-cell office:value-type="float" office:value="16808" calcext:value-type="float">
            <text:p>16808</text:p>
          </table:table-cell>
          <table:table-cell office:value-type="float" office:value="16217" calcext:value-type="float">
            <text:p>16217</text:p>
          </table:table-cell>
          <table:table-cell office:value-type="string" calcext:value-type="string">
            <text:p>7-1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5505" calcext:value-type="float">
            <text:p>15505</text:p>
          </table:table-cell>
          <table:table-cell office:value-type="float" office:value="8014" calcext:value-type="float">
            <text:p>8014</text:p>
          </table:table-cell>
          <table:table-cell office:value-type="float" office:value="7491" calcext:value-type="float">
            <text:p>7491</text:p>
          </table:table-cell>
          <table:table-cell office:value-type="string" calcext:value-type="string">
            <text:p>15-17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1548" calcext:value-type="float">
            <text:p>11548</text:p>
          </table:table-cell>
          <table:table-cell office:value-type="float" office:value="5818" calcext:value-type="float">
            <text:p>5818</text:p>
          </table:table-cell>
          <table:table-cell office:value-type="float" office:value="5730" calcext:value-type="float">
            <text:p>5730</text:p>
          </table:table-cell>
          <table:table-cell office:value-type="string" calcext:value-type="string">
            <text:p>18-1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7690" calcext:value-type="float">
            <text:p>37690</text:p>
          </table:table-cell>
          <table:table-cell office:value-type="float" office:value="18680" calcext:value-type="float">
            <text:p>18680</text:p>
          </table:table-cell>
          <table:table-cell office:value-type="float" office:value="19010" calcext:value-type="float">
            <text:p>19010</text:p>
          </table:table-cell>
          <table:table-cell office:value-type="string" calcext:value-type="string">
            <text:p>20-2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40731" calcext:value-type="float">
            <text:p>40731</text:p>
          </table:table-cell>
          <table:table-cell office:value-type="float" office:value="19917" calcext:value-type="float">
            <text:p>19917</text:p>
          </table:table-cell>
          <table:table-cell office:value-type="float" office:value="20814" calcext:value-type="float">
            <text:p>20814</text:p>
          </table:table-cell>
          <table:table-cell office:value-type="string" calcext:value-type="string">
            <text:p>25-2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8529" calcext:value-type="float">
            <text:p>38529</text:p>
          </table:table-cell>
          <table:table-cell office:value-type="float" office:value="19406" calcext:value-type="float">
            <text:p>19406</text:p>
          </table:table-cell>
          <table:table-cell office:value-type="float" office:value="19123" calcext:value-type="float">
            <text:p>19123</text:p>
          </table:table-cell>
          <table:table-cell office:value-type="string" calcext:value-type="string">
            <text:p>30-3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9458" calcext:value-type="float">
            <text:p>29458</text:p>
          </table:table-cell>
          <table:table-cell office:value-type="float" office:value="14892" calcext:value-type="float">
            <text:p>14892</text:p>
          </table:table-cell>
          <table:table-cell office:value-type="float" office:value="14566" calcext:value-type="float">
            <text:p>14566</text:p>
          </table:table-cell>
          <table:table-cell office:value-type="string" calcext:value-type="string">
            <text:p>35-3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6148" calcext:value-type="float">
            <text:p>26148</text:p>
          </table:table-cell>
          <table:table-cell office:value-type="float" office:value="13091" calcext:value-type="float">
            <text:p>13091</text:p>
          </table:table-cell>
          <table:table-cell office:value-type="float" office:value="13057" calcext:value-type="float">
            <text:p>13057</text:p>
          </table:table-cell>
          <table:table-cell office:value-type="string" calcext:value-type="string">
            <text:p>40-4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1662" calcext:value-type="float">
            <text:p>31662</text:p>
          </table:table-cell>
          <table:table-cell office:value-type="float" office:value="15129" calcext:value-type="float">
            <text:p>15129</text:p>
          </table:table-cell>
          <table:table-cell office:value-type="float" office:value="16533" calcext:value-type="float">
            <text:p>16533</text:p>
          </table:table-cell>
          <table:table-cell office:value-type="string" calcext:value-type="string">
            <text:p>45-4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8491" calcext:value-type="float">
            <text:p>38491</text:p>
          </table:table-cell>
          <table:table-cell office:value-type="float" office:value="17656" calcext:value-type="float">
            <text:p>17656</text:p>
          </table:table-cell>
          <table:table-cell office:value-type="float" office:value="20835" calcext:value-type="float">
            <text:p>20835</text:p>
          </table:table-cell>
          <table:table-cell office:value-type="string" calcext:value-type="string">
            <text:p>50-5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6753" calcext:value-type="float">
            <text:p>36753</text:p>
          </table:table-cell>
          <table:table-cell office:value-type="float" office:value="16976" calcext:value-type="float">
            <text:p>16976</text:p>
          </table:table-cell>
          <table:table-cell office:value-type="float" office:value="19777" calcext:value-type="float">
            <text:p>19777</text:p>
          </table:table-cell>
          <table:table-cell office:value-type="string" calcext:value-type="string">
            <text:p>55-5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1584" calcext:value-type="float">
            <text:p>21584</text:p>
          </table:table-cell>
          <table:table-cell office:value-type="float" office:value="9685" calcext:value-type="float">
            <text:p>9685</text:p>
          </table:table-cell>
          <table:table-cell office:value-type="float" office:value="11899" calcext:value-type="float">
            <text:p>11899</text:p>
          </table:table-cell>
          <table:table-cell office:value-type="string" calcext:value-type="string">
            <text:p>60-6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0151" calcext:value-type="float">
            <text:p>20151</text:p>
          </table:table-cell>
          <table:table-cell office:value-type="float" office:value="8722" calcext:value-type="float">
            <text:p>8722</text:p>
          </table:table-cell>
          <table:table-cell office:value-type="float" office:value="11429" calcext:value-type="float">
            <text:p>11429</text:p>
          </table:table-cell>
          <table:table-cell office:value-type="string" calcext:value-type="string">
            <text:p>65-6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8431" calcext:value-type="float">
            <text:p>18431</text:p>
          </table:table-cell>
          <table:table-cell office:value-type="float" office:value="7686" calcext:value-type="float">
            <text:p>7686</text:p>
          </table:table-cell>
          <table:table-cell office:value-type="float" office:value="10745" calcext:value-type="float">
            <text:p>10745</text:p>
          </table:table-cell>
          <table:table-cell office:value-type="string" calcext:value-type="string">
            <text:p>70-7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4542" calcext:value-type="float">
            <text:p>14542</text:p>
          </table:table-cell>
          <table:table-cell office:value-type="float" office:value="5453" calcext:value-type="float">
            <text:p>5453</text:p>
          </table:table-cell>
          <table:table-cell office:value-type="float" office:value="9089" calcext:value-type="float">
            <text:p>9089</text:p>
          </table:table-cell>
          <table:table-cell office:value-type="string" calcext:value-type="string">
            <text:p>75-7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5021" calcext:value-type="float">
            <text:p>15021</text:p>
          </table:table-cell>
          <table:table-cell office:value-type="float" office:value="4357" calcext:value-type="float">
            <text:p>4357</text:p>
          </table:table-cell>
          <table:table-cell office:value-type="float" office:value="10664" calcext:value-type="float">
            <text:p>10664</text:p>
          </table:table-cell>
          <table:table-cell office:value-type="string" calcext:value-type="string">
            <text:p>80-8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table:number-columns-repeated="3"/>
          <table:table-cell office:value-type="string" calcext:value-type="string">
            <text:p>85 lat i więcej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 table:number-rows-repeated="10484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5" table:style-name="ta5">
        <office:forms form:automatic-focus="false" form:apply-design-mode="false"/>
        <table:table-column table:style-name="co20" table:default-cell-style-name="Default"/>
        <table:table-column table:style-name="co20" table:number-columns-repeated="3" table:default-cell-style-name="ce32"/>
        <table:table-column table:style-name="co20" table:default-cell-style-name="ce38"/>
        <table:table-row table:style-name="ro10">
          <table:table-cell/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-12-31</text:p>
          </table:table-cell>
          <table:table-cell table:style-name="ce32" office:value-type="float" office:value="0" calcext:value-type="float">
            <text:p>0</text:p>
          </table:table-cell>
        </table:table-row>
        <table:table-row table:style-name="ro10">
          <table:table-cell/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-12-31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0">
          <table:table-cell/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-12-31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0">
          <table:table-cell/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-12-31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10">
          <table:table-cell/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10">
          <table:table-cell/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0">
          <table:table-cell/>
          <table:table-cell table:style-name="ce34"/>
          <table:table-cell/>
          <table:table-cell table:style-name="ce36"/>
          <table:table-cell table:style-name="Default"/>
        </table:table-row>
        <table:table-row table:style-name="ro10" table:number-rows-repeated="11">
          <table:table-cell/>
          <table:table-cell table:style-name="ce34"/>
          <table:table-cell/>
          <table:table-cell table:style-name="ce36"/>
          <table:table-cell/>
        </table:table-row>
        <table:table-row table:style-name="ro10">
          <table:table-cell/>
          <table:table-cell table:style-name="ce34"/>
          <table:table-cell/>
          <table:table-cell table:style-name="ce34"/>
          <table:table-cell/>
        </table:table-row>
        <table:table-row table:style-name="ro10" table:number-rows-repeated="12">
          <table:table-cell table:number-columns-repeated="3"/>
          <table:table-cell table:style-name="ce34"/>
          <table:table-cell/>
        </table:table-row>
        <table:table-row table:style-name="ro10" table:number-rows-repeated="43">
          <table:table-cell table:number-columns-repeated="5"/>
        </table:table-row>
        <table:table-row table:style-name="ro10" table:number-rows-repeated="30">
          <table:table-cell table:number-columns-repeated="4"/>
          <table:table-cell table:style-name="ce39"/>
        </table:table-row>
        <table:table-row table:style-name="ro10">
          <table:table-cell table:number-columns-repeated="4"/>
          <table:table-cell table:style-name="ce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P0" style:volatile="true">
      <number:year number:style="long"/>
      <number:text>.</number:text>
      <number:day number:style="long"/>
      <number:text>.</number:text>
      <number:month number:style="long"/>
    </number:date-style>
    <number:text-style style:name="N113">
      <number:text-content/>
      <style:map style:condition="value()&lt;=1.79769313486232E+308" style:apply-style-name="N113P0"/>
    </number:text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1">00.00.0000</text:date>, <text:time style:data-style-name="N2" text:time-value="12:56:08.26862539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Liczba_20_mieszkańców" style:display-name="PageStyle_Liczba mieszkańcó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wierzchnia" style:display-name="PageStyle_powierzch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udność_20_podział_20_na_20_wiek" style:display-name="PageStyle_ludność podział na wie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ne_5f_statystyczne" style:display-name="PageStyle_dane_statystyczn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uro Projektu - 5</meta:initial-creator>
    <meta:creation-date>2015-06-02T12:13:55</meta:creation-date>
    <dc:date>2018-10-01T13:38:59.495669882</dc:date>
    <meta:generator>LibreOffice/6.0.3.2$Linux_X86_64 LibreOffice_project/00m0$Build-2</meta:generator>
    <meta:editing-duration>PT36M48S</meta:editing-duration>
    <meta:editing-cycles>4</meta:editing-cycles>
    <meta:document-statistic meta:table-count="5" meta:cell-count="1571" meta:object-count="0"/>
    <meta:user-defined meta:name="AppVersion">14.0300</meta:user-defined>
    <meta:user-defined meta:name="Company">Politechnika Łódzk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